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013-12" table:style-name="ta1">
        <office:forms form:automatic-focus="false" form:apply-design-mode="false"/>
        <table:table-column table:style-name="co1" table:number-columns-repeated="13" table:default-cell-style-name="Default"/>
        <table:table-row table:style-name="ro1" table:number-rows-repeated="5">
          <table:table-cell table:number-columns-repeated="13"/>
        </table:table-row>
        <table:table-row table:style-name="ro1">
          <table:table-cell office:value-type="string">
            <text:p>LP</text:p>
          </table:table-cell>
          <table:table-cell office:value-type="string">
            <text:p>KONTO</text:p>
          </table:table-cell>
          <table:table-cell office:value-type="string">
            <text:p>DATA</text:p>
          </table:table-cell>
          <table:table-cell office:value-type="string">
            <text:p>NAZWA</text:p>
          </table:table-cell>
          <table:table-cell office:value-type="string">
            <text:p>Rodzaj</text:p>
          </table:table-cell>
          <table:table-cell office:value-type="string">
            <text:p>Winien</text:p>
          </table:table-cell>
          <table:table-cell office:value-type="string">
            <text:p>Ma</text:p>
          </table:table-cell>
          <table:table-cell office:value-type="string">
            <text:p>zapłacono w dniu</text:p>
          </table:table-cell>
          <table:table-cell office:value-type="string">
            <text:p>wyrownane do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otowka</text:p>
          </table:table-cell>
          <table:table-cell/>
          <table:table-cell office:value-type="string">
            <text:p>Bisz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to_wsio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k17_czynsz</text:p>
          </table:table-cell>
          <table:table-cell office:value-type="float" office:value="41518.041666667">
            <text:p>41518,041666667</text:p>
          </table:table-cell>
          <table:table-cell table:number-columns-repeated="2"/>
          <table:table-cell office:value-type="float" office:value="550">
            <text:p>550</text:p>
          </table:table-cell>
          <table:table-cell/>
          <table:table-cell office:value-type="float" office:value="41518.041666667">
            <text:p>41518,04166666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k17_czynsz</text:p>
          </table:table-cell>
          <table:table-cell office:value-type="float" office:value="41548.041666667">
            <text:p>41548,041666667</text:p>
          </table:table-cell>
          <table:table-cell table:number-columns-repeated="2"/>
          <table:table-cell office:value-type="float" office:value="550">
            <text:p>550</text:p>
          </table:table-cell>
          <table:table-cell/>
          <table:table-cell office:value-type="float" office:value="41548.041666667">
            <text:p>41548,041666667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k17_czynsz</text:p>
          </table:table-cell>
          <table:table-cell office:value-type="float" office:value="41618">
            <text:p>41618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z-wyna</text:p>
          </table:table-cell>
          <table:table-cell office:value-type="float" office:value="41618">
            <text:p>41618</text:p>
          </table:table-cell>
          <table:table-cell office:value-type="string">
            <text:p>za grudzień</text:p>
          </table:table-cell>
          <table:table-cell/>
          <table:table-cell office:value-type="float" office:value="1250">
            <text:p>1250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z-wyna</text:p>
          </table:table-cell>
          <table:table-cell office:value-type="float" office:value="41618">
            <text:p>41618</text:p>
          </table:table-cell>
          <table:table-cell office:value-type="string">
            <text:p>wplata za grudzień</text:p>
          </table:table-cell>
          <table:table-cell office:value-type="string">
            <text:p>czynsz</text:p>
          </table:table-cell>
          <table:table-cell/>
          <table:table-cell office:value-type="float" office:value="1250">
            <text:p>1250</text:p>
          </table:table-cell>
          <table:table-cell office:value-type="string">
            <text:p>zapłacone 2013-12-10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k17-rwe</text:p>
          </table:table-cell>
          <table:table-cell office:value-type="float" office:value="41618">
            <text:p>41618</text:p>
          </table:table-cell>
          <table:table-cell office:value-type="string">
            <text:p>FV 223006998886 + zalegl</text:p>
          </table:table-cell>
          <table:table-cell office:value-type="string">
            <text:p>elektr</text:p>
          </table:table-cell>
          <table:table-cell office:value-type="float" office:value="134.79">
            <text:p>134,79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k17-rwe</text:p>
          </table:table-cell>
          <table:table-cell office:value-type="float" office:value="41618">
            <text:p>41618</text:p>
          </table:table-cell>
          <table:table-cell table:number-columns-repeated="3"/>
          <table:table-cell office:value-type="float" office:value="134.79">
            <text:p>134,79</text:p>
          </table:table-cell>
          <table:table-cell office:value-type="string">
            <text:p>zapłacone 2013-12-10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k21-rwe</text:p>
          </table:table-cell>
          <table:table-cell office:value-type="float" office:value="41618">
            <text:p>41618</text:p>
          </table:table-cell>
          <table:table-cell office:value-type="string">
            <text:p>FV 225004967064 </text:p>
          </table:table-cell>
          <table:table-cell office:value-type="string">
            <text:p>elektr</text:p>
          </table:table-cell>
          <table:table-cell office:value-type="float" office:value="190.47">
            <text:p>190,47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k21-rwe</text:p>
          </table:table-cell>
          <table:table-cell office:value-type="float" office:value="41618">
            <text:p>41618</text:p>
          </table:table-cell>
          <table:table-cell table:number-columns-repeated="3"/>
          <table:table-cell office:value-type="float" office:value="190.47">
            <text:p>190,47</text:p>
          </table:table-cell>
          <table:table-cell office:value-type="string">
            <text:p>zapłacone 2013-12-10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z-pge</text:p>
          </table:table-cell>
          <table:table-cell office:value-type="float" office:value="41638">
            <text:p>41638</text:p>
          </table:table-cell>
          <table:table-cell office:value-type="string">
            <text:p>FV nr E736009873</text:p>
          </table:table-cell>
          <table:table-cell office:value-type="string">
            <text:p>elektr</text:p>
          </table:table-cell>
          <table:table-cell office:value-type="float" office:value="108.65">
            <text:p>108,65</text:p>
          </table:table-cell>
          <table:table-cell table:number-columns-repeated="4"/>
          <table:table-cell office:value-type="float" office:value="1540">
            <text:p>1540</text:p>
          </table:table-cell>
          <table:table-cell office:value-type="float" office:value="8.5">
            <text:p>8,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z-pge</text:p>
          </table:table-cell>
          <table:table-cell office:value-type="float" office:value="41640">
            <text:p>41640</text:p>
          </table:table-cell>
          <table:table-cell office:value-type="string">
            <text:p>wpłata do dnia 16.12.2013</text:p>
          </table:table-cell>
          <table:table-cell office:value-type="string">
            <text:p>elektr</text:p>
          </table:table-cell>
          <table:table-cell/>
          <table:table-cell office:value-type="float" office:value="108.65">
            <text:p>108,65</text:p>
          </table:table-cell>
          <table:table-cell office:value-type="string">
            <text:p>przelew mbank</text:p>
          </table:table-cell>
          <table:table-cell table:number-columns-repeated="2"/>
          <table:table-cell table:formula="of:=[.K18]*[.L19]/[.L18]" office:value-type="float" office:value="18117.6470588235">
            <text:p>18117,6470588235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k17_podnaj</text:p>
          </table:table-cell>
          <table:table-cell office:value-type="float" office:value="41638">
            <text:p>41638</text:p>
          </table:table-cell>
          <table:table-cell office:value-type="string">
            <text:p>za 1 kwartał 2013</text:p>
          </table:table-cell>
          <table:table-cell/>
          <table:table-cell office:value-type="float" office:value="420">
            <text:p>420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k17_podnaj</text:p>
          </table:table-cell>
          <table:table-cell office:value-type="float" office:value="41638">
            <text:p>41638</text:p>
          </table:table-cell>
          <table:table-cell table:number-columns-repeated="3"/>
          <table:table-cell office:value-type="float" office:value="420">
            <text:p>420</text:p>
          </table:table-cell>
          <table:table-cell office:value-type="string">
            <text:p>zapłacone 2013-03-01</text:p>
          </table:table-cell>
          <table:table-cell table:number-columns-repeated="2"/>
          <table:table-cell table:formula="of:=[.K19]/11" office:value-type="float" office:value="1647.05882352941">
            <text:p>1647,0588235294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k17_podnaj</text:p>
          </table:table-cell>
          <table:table-cell office:value-type="float" office:value="41638">
            <text:p>41638</text:p>
          </table:table-cell>
          <table:table-cell office:value-type="string">
            <text:p>od kwietnia do listopada 2013</text:p>
          </table:table-cell>
          <table:table-cell/>
          <table:table-cell office:value-type="float" office:value="1120">
            <text:p>1120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k17_podnaj</text:p>
          </table:table-cell>
          <table:table-cell office:value-type="float" office:value="41638">
            <text:p>41638</text:p>
          </table:table-cell>
          <table:table-cell table:number-columns-repeated="3"/>
          <table:table-cell office:value-type="float" office:value="1120">
            <text:p>1120</text:p>
          </table:table-cell>
          <table:table-cell office:value-type="string">
            <text:p>zapłacone 2013-12-30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k21_podnaj</text:p>
          </table:table-cell>
          <table:table-cell office:value-type="float" office:value="41638">
            <text:p>41638</text:p>
          </table:table-cell>
          <table:table-cell office:value-type="string">
            <text:p>od marca do listopada 2013</text:p>
          </table:table-cell>
          <table:table-cell/>
          <table:table-cell office:value-type="float" office:value="765">
            <text:p>765</text:p>
          </table:table-cell>
          <table:table-cell table:number-columns-repeated="4"/>
          <table:table-cell table:formula="of:=2200-550" office:value-type="float" office:value="1650">
            <text:p>1650</text:p>
          </table:table-cell>
          <table:table-cell table:formula="of:=1650*11" office:value-type="float" office:value="18150">
            <text:p>18150</text:p>
          </table:table-cell>
          <table:table-cell table:formula="of:=[.L24]+[.K28]" office:value-type="float" office:value="27150">
            <text:p>2715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k21_podnaj</text:p>
          </table:table-cell>
          <table:table-cell office:value-type="float" office:value="41638">
            <text:p>41638</text:p>
          </table:table-cell>
          <table:table-cell table:number-columns-repeated="3"/>
          <table:table-cell office:value-type="float" office:value="765">
            <text:p>765</text:p>
          </table:table-cell>
          <table:table-cell office:value-type="string">
            <text:p>zapłacone 2013-12-30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enata-play</text:p>
          </table:table-cell>
          <table:table-cell office:value-type="float" office:value="41638">
            <text:p>41638</text:p>
          </table:table-cell>
          <table:table-cell office:value-type="string">
            <text:p>F/10962297/12/13</text:p>
          </table:table-cell>
          <table:table-cell/>
          <table:table-cell office:value-type="float" office:value="99">
            <text:p>99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office:value-type="string">
            <text:p>płatność do 2013-12-17</text:p>
          </table:table-cell>
          <table:table-cell table:number-columns-repeated="2"/>
          <table:table-cell office:value-type="float" office:value="99">
            <text:p>99</text:p>
          </table:table-cell>
          <table:table-cell office:value-type="string">
            <text:p>zapłacone 2013-12-30</text:p>
          </table:table-cell>
          <table:table-cell table:number-columns-repeated="2"/>
          <table:table-cell office:value-type="float" office:value="765">
            <text:p>765</text:p>
          </table:table-cell>
          <table:table-cell office:value-type="float" office:value="8.5">
            <text:p>8,5</text:p>
          </table:table-cell>
          <table:table-cell table:formula="of:=[.K27]+[.K18]" office:value-type="float" office:value="2305">
            <text:p>230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onika_play</text:p>
          </table:table-cell>
          <table:table-cell office:value-type="float" office:value="41638">
            <text:p>41638</text:p>
          </table:table-cell>
          <table:table-cell office:value-type="string">
            <text:p>F/30112134/12/13</text:p>
          </table:table-cell>
          <table:table-cell office:value-type="string">
            <text:p>telefon</text:p>
          </table:table-cell>
          <table:table-cell office:value-type="float" office:value="66">
            <text:p>66</text:p>
          </table:table-cell>
          <table:table-cell table:number-columns-repeated="4"/>
          <table:table-cell table:formula="of:=[.K27]*100/[.L27]" office:value-type="float" office:value="9000">
            <text:p>9000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float" office:value="41643">
            <text:p>41643</text:p>
          </table:table-cell>
          <table:table-cell office:value-type="string">
            <text:p>płatność do dnia2014-01-07</text:p>
          </table:table-cell>
          <table:table-cell office:value-type="string">
            <text:p>telefon</text:p>
          </table:table-cell>
          <table:table-cell/>
          <table:table-cell office:value-type="float" office:value="66">
            <text:p>66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rze_vectra</text:p>
          </table:table-cell>
          <table:table-cell office:value-type="float" office:value="41638">
            <text:p>41638</text:p>
          </table:table-cell>
          <table:table-cell office:value-type="string">
            <text:p>000671/RZE/12/13</text:p>
          </table:table-cell>
          <table:table-cell office:value-type="string">
            <text:p>internet</text:p>
          </table:table-cell>
          <table:table-cell office:value-type="float" office:value="109.99">
            <text:p>109,99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float" office:value="41643">
            <text:p>41643</text:p>
          </table:table-cell>
          <table:table-cell office:value-type="string">
            <text:p>płatność do dnia 2013-12-23</text:p>
          </table:table-cell>
          <table:table-cell office:value-type="string">
            <text:p>internet</text:p>
          </table:table-cell>
          <table:table-cell/>
          <table:table-cell office:value-type="float" office:value="109.99">
            <text:p>109,99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k21_multim</text:p>
          </table:table-cell>
          <table:table-cell office:value-type="float" office:value="41638">
            <text:p>41638</text:p>
          </table:table-cell>
          <table:table-cell office:value-type="string">
            <text:p>FVT/MMP/00358532/1213</text:p>
          </table:table-cell>
          <table:table-cell office:value-type="string">
            <text:p>INTERNET</text:p>
          </table:table-cell>
          <table:table-cell office:value-type="float" office:value="68">
            <text:p>68</text:p>
          </table:table-cell>
          <table:table-cell table:number-columns-repeated="7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float" office:value="41643">
            <text:p>41643</text:p>
          </table:table-cell>
          <table:table-cell office:value-type="string">
            <text:p>wpłata do ??</text:p>
          </table:table-cell>
          <table:table-cell table:number-columns-repeated="2"/>
          <table:table-cell office:value-type="float" office:value="68">
            <text:p>68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rąd 17??</text:p>
          </table:table-cell>
          <table:table-cell table:number-columns-repeated="1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k21_rwe</text:p>
          </table:table-cell>
          <table:table-cell table:number-columns-repeated="3"/>
          <table:table-cell office:value-type="float" office:value="19.2">
            <text:p>19,2</text:p>
          </table:table-cell>
          <table:table-cell/>
          <table:table-cell office:value-type="string">
            <text:p>odsetki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k21_rwe</text:p>
          </table:table-cell>
          <table:table-cell office:value-type="float" office:value="41643">
            <text:p>41643</text:p>
          </table:table-cell>
          <table:table-cell office:value-type="string">
            <text:p>odsetki</text:p>
          </table:table-cell>
          <table:table-cell table:number-columns-repeated="2"/>
          <table:table-cell office:value-type="float" office:value="19.12">
            <text:p>19,12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gaz 17??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gaz21??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k21_czynsz</text:p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k21_czynsz</text:p>
          </table:table-cell>
          <table:table-cell table:number-columns-repeated="1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zynsz 17??</text:p>
          </table:table-cell>
          <table:table-cell table:number-columns-repeated="1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rz_wyna</text:p>
          </table:table-cell>
          <table:table-cell office:value-type="float" office:value="41638">
            <text:p>41638</text:p>
          </table:table-cell>
          <table:table-cell office:value-type="string">
            <text:p>WPŁATA ZA STYCZEŃ</text:p>
          </table:table-cell>
          <table:table-cell office:value-type="string">
            <text:p>CZYNSZ</text:p>
          </table:table-cell>
          <table:table-cell office:value-type="float" office:value="1250">
            <text:p>1250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table:number-columns-repeated="2"/>
          <table:table-cell office:value-type="string">
            <text:p>płatność do dnia 2014-01-10</text:p>
          </table:table-cell>
          <table:table-cell table:number-columns-repeated="2"/>
          <table:table-cell office:value-type="float" office:value="1250">
            <text:p>1250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rz-pge</text:p>
          </table:table-cell>
          <table:table-cell office:value-type="float" office:value="41613">
            <text:p>41613</text:p>
          </table:table-cell>
          <table:table-cell office:value-type="string">
            <text:p>FV 0736977550</text:p>
          </table:table-cell>
          <table:table-cell office:value-type="string">
            <text:p>prad</text:p>
          </table:table-cell>
          <table:table-cell office:value-type="float" office:value="94.27">
            <text:p>94,27</text:p>
          </table:table-cell>
          <table:table-cell table:number-columns-repeated="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rz-pge</text:p>
          </table:table-cell>
          <table:table-cell office:value-type="float" office:value="41640">
            <text:p>41640</text:p>
          </table:table-cell>
          <table:table-cell office:value-type="string">
            <text:p>wplata</text:p>
          </table:table-cell>
          <table:table-cell office:value-type="string">
            <text:p>prad</text:p>
          </table:table-cell>
          <table:table-cell/>
          <table:table-cell office:value-type="float" office:value="94.27">
            <text:p>94,27</text:p>
          </table:table-cell>
          <table:table-cell office:value-type="string">
            <text:p>mbank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k21_czynsz</text:p>
          </table:table-cell>
          <table:table-cell/>
          <table:table-cell office:value-type="string">
            <text:p>wyrownany do konca roku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k17_czynsz</text:p>
          </table:table-cell>
          <table:table-cell/>
          <table:table-cell office:value-type="string">
            <text:p>wyrownany do konca roku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rz_wyna</text:p>
          </table:table-cell>
          <table:table-cell office:value-type="float" office:value="41307">
            <text:p>41307</text:p>
          </table:table-cell>
          <table:table-cell office:value-type="string">
            <text:p>za luty</text:p>
          </table:table-cell>
          <table:table-cell office:value-type="string">
            <text:p>czynsz</text:p>
          </table:table-cell>
          <table:table-cell office:value-type="float" office:value="1250">
            <text:p>1250</text:p>
          </table:table-cell>
          <table:table-cell table:number-columns-repeated="7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float" office:value="41674">
            <text:p>41674</text:p>
          </table:table-cell>
          <table:table-cell office:value-type="string">
            <text:p>płatność do dnia 10.02.2014r</text:p>
          </table:table-cell>
          <table:table-cell table:number-columns-repeated="2"/>
          <table:table-cell office:value-type="float" office:value="1250">
            <text:p>1250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rz_pge</text:p>
          </table:table-cell>
          <table:table-cell office:value-type="float" office:value="41307">
            <text:p>41307</text:p>
          </table:table-cell>
          <table:table-cell office:value-type="string">
            <text:p>FV E736037974</text:p>
          </table:table-cell>
          <table:table-cell office:value-type="string">
            <text:p>prąD</text:p>
          </table:table-cell>
          <table:table-cell office:value-type="float" office:value="112.88">
            <text:p>112,88</text:p>
          </table:table-cell>
          <table:table-cell table:number-columns-repeated="7"/>
        </table:table-row>
        <table:table-row table:style-name="ro1">
          <table:table-cell office:value-type="float" office:value="43">
            <text:p>43</text:p>
          </table:table-cell>
          <table:table-cell/>
          <table:table-cell office:value-type="float" office:value="41674">
            <text:p>41674</text:p>
          </table:table-cell>
          <table:table-cell office:value-type="string">
            <text:p>płatność do dnia 2014.01.31</text:p>
          </table:table-cell>
          <table:table-cell table:number-columns-repeated="2"/>
          <table:table-cell office:value-type="float" office:value="112.88">
            <text:p>112,88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RZE_PGNIG</text:p>
          </table:table-cell>
          <table:table-cell office:value-type="float" office:value="41672">
            <text:p>41672</text:p>
          </table:table-cell>
          <table:table-cell office:value-type="string">
            <text:p>FV 310/F/FB/6996/01/14</text:p>
          </table:table-cell>
          <table:table-cell office:value-type="string">
            <text:p>gaz</text:p>
          </table:table-cell>
          <table:table-cell office:value-type="float" office:value="35.59">
            <text:p>35,59</text:p>
          </table:table-cell>
          <table:table-cell table:number-columns-repeated="7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RZE_PGNIG</text:p>
          </table:table-cell>
          <table:table-cell office:value-type="float" office:value="41674">
            <text:p>41674</text:p>
          </table:table-cell>
          <table:table-cell office:value-type="string">
            <text:p>PŁATNOŚĆ do dnia 2014-01-24</text:p>
          </table:table-cell>
          <table:table-cell table:number-columns-repeated="2"/>
          <table:table-cell office:value-type="float" office:value="35.59">
            <text:p>35,59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onika_play</text:p>
          </table:table-cell>
          <table:table-cell office:value-type="float" office:value="41672">
            <text:p>41672</text:p>
          </table:table-cell>
          <table:table-cell office:value-type="string">
            <text:p>F/30026033/01/14</text:p>
          </table:table-cell>
          <table:table-cell office:value-type="string">
            <text:p>telefon</text:p>
          </table:table-cell>
          <table:table-cell office:value-type="float" office:value="66">
            <text:p>66</text:p>
          </table:table-cell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/>
          <table:table-cell office:value-type="float" office:value="41674">
            <text:p>41674</text:p>
          </table:table-cell>
          <table:table-cell office:value-type="string">
            <text:p>płatność do dnia 2014-02-05</text:p>
          </table:table-cell>
          <table:table-cell table:number-columns-repeated="2"/>
          <table:table-cell office:value-type="float" office:value="66">
            <text:p>66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k21_multim</text:p>
          </table:table-cell>
          <table:table-cell office:value-type="float" office:value="41672">
            <text:p>41672</text:p>
          </table:table-cell>
          <table:table-cell office:value-type="string">
            <text:p>FVT/MMP/00646547/0114</text:p>
          </table:table-cell>
          <table:table-cell office:value-type="string">
            <text:p>internet</text:p>
          </table:table-cell>
          <table:table-cell office:value-type="float" office:value="68">
            <text:p>68</text:p>
          </table:table-cell>
          <table:table-cell table:number-columns-repeated="7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float" office:value="41674">
            <text:p>41674</text:p>
          </table:table-cell>
          <table:table-cell office:value-type="string">
            <text:p>płatność do dnia 2014-28-04</text:p>
          </table:table-cell>
          <table:table-cell table:number-columns-repeated="2"/>
          <table:table-cell office:value-type="float" office:value="68">
            <text:p>6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rze_vectra</text:p>
          </table:table-cell>
          <table:table-cell office:value-type="float" office:value="41672">
            <text:p>41672</text:p>
          </table:table-cell>
          <table:table-cell office:value-type="string">
            <text:p>FV 003414/RZE/01/14</text:p>
          </table:table-cell>
          <table:table-cell office:value-type="string">
            <text:p>internet</text:p>
          </table:table-cell>
          <table:table-cell office:value-type="float" office:value="109.99">
            <text:p>109,99</text:p>
          </table:table-cell>
          <table:table-cell table:number-columns-repeated="7"/>
        </table:table-row>
        <table:table-row table:style-name="ro1">
          <table:table-cell office:value-type="float" office:value="51">
            <text:p>51</text:p>
          </table:table-cell>
          <table:table-cell/>
          <table:table-cell office:value-type="float" office:value="41674">
            <text:p>41674</text:p>
          </table:table-cell>
          <table:table-cell office:value-type="string">
            <text:p>płatność do dnia 2014-01-21</text:p>
          </table:table-cell>
          <table:table-cell table:number-columns-repeated="2"/>
          <table:table-cell office:value-type="float" office:value="109.99">
            <text:p>109,99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KOBP-Rata</text:p>
          </table:table-cell>
          <table:table-cell office:value-type="float" office:value="41673">
            <text:p>41673</text:p>
          </table:table-cell>
          <table:table-cell office:value-type="string">
            <text:p>1 rata za dom</text:p>
          </table:table-cell>
          <table:table-cell office:value-type="string">
            <text:p>rata</text:p>
          </table:table-cell>
          <table:table-cell office:value-type="float" office:value="3340">
            <text:p>3340</text:p>
          </table:table-cell>
          <table:table-cell table:number-columns-repeated="7"/>
        </table:table-row>
        <table:table-row table:style-name="ro1">
          <table:table-cell office:value-type="float" office:value="53">
            <text:p>53</text:p>
          </table:table-cell>
          <table:table-cell table:number-columns-repeated="2"/>
          <table:table-cell office:value-type="string">
            <text:p>płatność w dniu 12.02.2014</text:p>
          </table:table-cell>
          <table:table-cell table:number-columns-repeated="9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KOBP_życie</text:p>
          </table:table-cell>
          <table:table-cell office:value-type="float" office:value="41673">
            <text:p>41673</text:p>
          </table:table-cell>
          <table:table-cell office:value-type="string">
            <text:p>kasa na życie</text:p>
          </table:table-cell>
          <table:table-cell/>
          <table:table-cell office:value-type="float" office:value="2000">
            <text:p>200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k17_podnieruch</text:p>
          </table:table-cell>
          <table:table-cell office:value-type="float" office:value="41713">
            <text:p>41713</text:p>
          </table:table-cell>
          <table:table-cell office:value-type="string">
            <text:p>rata1</text:p>
          </table:table-cell>
          <table:table-cell/>
          <table:table-cell office:value-type="float" office:value="17">
            <text:p>17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k17_podnieruch</text:p>
          </table:table-cell>
          <table:table-cell office:value-type="float" office:value="41774.041666667">
            <text:p>41774,041666667</text:p>
          </table:table-cell>
          <table:table-cell office:value-type="string">
            <text:p>rata2</text:p>
          </table:table-cell>
          <table:table-cell/>
          <table:table-cell office:value-type="float" office:value="15">
            <text:p>15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k17_podnieruch</text:p>
          </table:table-cell>
          <table:table-cell office:value-type="float" office:value="41727">
            <text:p>41727</text:p>
          </table:table-cell>
          <table:table-cell office:value-type="string">
            <text:p>wplata za I pol 2014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table:number-columns-repeated="12"/>
        </table:table-row>
        <table:table-row table:style-name="ro1">
          <table:table-cell office:value-type="float" office:value="60">
            <text:p>60</text:p>
          </table:table-cell>
          <table:table-cell table:number-columns-repeated="12"/>
        </table:table-row>
        <table:table-row table:style-name="ro1">
          <table:table-cell office:value-type="float" office:value="61">
            <text:p>61</text:p>
          </table:table-cell>
          <table:table-cell table:number-columns-repeated="12"/>
        </table:table-row>
        <table:table-row table:style-name="ro1">
          <table:table-cell office:value-type="float" office:value="62">
            <text:p>62</text:p>
          </table:table-cell>
          <table:table-cell table:number-columns-repeated="1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sk21_podnieruch</text:p>
          </table:table-cell>
          <table:table-cell office:value-type="float" office:value="41713">
            <text:p>41713</text:p>
          </table:table-cell>
          <table:table-cell office:value-type="string">
            <text:p>rata1</text:p>
          </table:table-cell>
          <table:table-cell/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float" office:value="41774.041666667">
            <text:p>41774,041666667</text:p>
          </table:table-cell>
          <table:table-cell office:value-type="string">
            <text:p>rata2</text:p>
          </table:table-cell>
          <table:table-cell/>
          <table:table-cell office:value-type="float" office:value="21">
            <text:p>21</text:p>
          </table:table-cell>
          <table:table-cell table:number-columns-repeated="7"/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float" office:value="41727">
            <text:p>41727</text:p>
          </table:table-cell>
          <table:table-cell table:number-columns-repeated="3"/>
          <table:table-cell office:value-type="float" office:value="43">
            <text:p>43</text:p>
          </table:table-cell>
          <table:table-cell table:number-columns-repeated="6"/>
        </table:table-row>
        <table:table-row table:style-name="ro1">
          <table:table-cell office:value-type="float" office:value="67">
            <text:p>67</text:p>
          </table:table-cell>
          <table:table-cell table:number-columns-repeated="12"/>
        </table:table-row>
        <table:table-row table:style-name="ro1">
          <table:table-cell office:value-type="float" office:value="68">
            <text:p>68</text:p>
          </table:table-cell>
          <table:table-cell table:number-columns-repeated="12"/>
        </table:table-row>
        <table:table-row table:style-name="ro1">
          <table:table-cell office:value-type="float" office:value="69">
            <text:p>69</text:p>
          </table:table-cell>
          <table:table-cell table:number-columns-repeated="1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renata-play</text:p>
          </table:table-cell>
          <table:table-cell office:value-type="float" office:value="41673">
            <text:p>41673</text:p>
          </table:table-cell>
          <table:table-cell office:value-type="string">
            <text:p>F/11006675/02/14</text:p>
          </table:table-cell>
          <table:table-cell/>
          <table:table-cell office:value-type="float" office:value="66.8">
            <text:p>66,8</text:p>
          </table:table-cell>
          <table:table-cell/>
          <table:table-cell office:value-type="string">
            <text:p>nie wiem z którego konta teraz placimy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float" office:value="41682">
            <text:p>41682</text:p>
          </table:table-cell>
          <table:table-cell table:number-columns-repeated="3"/>
          <table:table-cell office:value-type="float" office:value="68.8">
            <text:p>68,8</text:p>
          </table:table-cell>
          <table:table-cell table:number-columns-repeated="6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rz_pge</text:p>
          </table:table-cell>
          <table:table-cell office:value-type="float" office:value="41694">
            <text:p>41694</text:p>
          </table:table-cell>
          <table:table-cell office:value-type="string">
            <text:p>FV E736057454</text:p>
          </table:table-cell>
          <table:table-cell/>
          <table:table-cell office:value-type="float" office:value="87.9">
            <text:p>87,9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rz_pge</text:p>
          </table:table-cell>
          <table:table-cell office:value-type="float" office:value="41696">
            <text:p>41696</text:p>
          </table:table-cell>
          <table:table-cell office:value-type="string">
            <text:p>wplata</text:p>
          </table:table-cell>
          <table:table-cell table:number-columns-repeated="2"/>
          <table:table-cell office:value-type="float" office:value="87.9">
            <text:p>87,9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rz_pgnig</text:p>
          </table:table-cell>
          <table:table-cell office:value-type="float" office:value="41690">
            <text:p>41690</text:p>
          </table:table-cell>
          <table:table-cell office:value-type="string">
            <text:p>FV 310/F/FB/6555/02/14</text:p>
          </table:table-cell>
          <table:table-cell/>
          <table:table-cell office:value-type="float" office:value="39.95">
            <text:p>39,95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rz_pgnig</text:p>
          </table:table-cell>
          <table:table-cell office:value-type="float" office:value="41696">
            <text:p>41696</text:p>
          </table:table-cell>
          <table:table-cell office:value-type="string">
            <text:p>wplata</text:p>
          </table:table-cell>
          <table:table-cell table:number-columns-repeated="2"/>
          <table:table-cell office:value-type="float" office:value="39.95">
            <text:p>39,95</text:p>
          </table:table-cell>
          <table:table-cell table:number-columns-repeated="6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o17_podnieruch</text:p>
          </table:table-cell>
          <table:table-cell office:value-type="float" office:value="41713">
            <text:p>41713</text:p>
          </table:table-cell>
          <table:table-cell office:value-type="string">
            <text:p>rata1</text:p>
          </table:table-cell>
          <table:table-cell/>
          <table:table-cell office:value-type="float" office:value="17">
            <text:p>17</text:p>
          </table:table-cell>
          <table:table-cell table:number-columns-repeated="7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o17_podnieruch</text:p>
          </table:table-cell>
          <table:table-cell office:value-type="float" office:value="41774.041666667">
            <text:p>41774,041666667</text:p>
          </table:table-cell>
          <table:table-cell office:value-type="string">
            <text:p>rata2</text:p>
          </table:table-cell>
          <table:table-cell/>
          <table:table-cell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o17_podnieruch</text:p>
          </table:table-cell>
          <table:table-cell office:value-type="float" office:value="41727">
            <text:p>41727</text:p>
          </table:table-cell>
          <table:table-cell office:value-type="string">
            <text:p>wplata 6m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table:number-columns-repeated="12"/>
        </table:table-row>
        <table:table-row table:style-name="ro1">
          <table:table-cell office:value-type="float" office:value="81">
            <text:p>81</text:p>
          </table:table-cell>
          <table:table-cell table:number-columns-repeated="12"/>
        </table:table-row>
        <table:table-row table:style-name="ro1">
          <table:table-cell office:value-type="float" office:value="82">
            <text:p>82</text:p>
          </table:table-cell>
          <table:table-cell table:number-columns-repeated="12"/>
        </table:table-row>
        <table:table-row table:style-name="ro1">
          <table:table-cell office:value-type="float" office:value="83">
            <text:p>83</text:p>
          </table:table-cell>
          <table:table-cell table:number-columns-repeated="1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monika_play</text:p>
          </table:table-cell>
          <table:table-cell office:value-type="float" office:value="41708">
            <text:p>41708</text:p>
          </table:table-cell>
          <table:table-cell office:value-type="string">
            <text:p>F/30050127/02/14</text:p>
          </table:table-cell>
          <table:table-cell/>
          <table:table-cell office:value-type="float" office:value="66">
            <text:p>66</text:p>
          </table:table-cell>
          <table:table-cell table:number-columns-repeated="7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onika_play</text:p>
          </table:table-cell>
          <table:table-cell office:value-type="float" office:value="41713">
            <text:p>41713</text:p>
          </table:table-cell>
          <table:table-cell table:number-columns-repeated="3"/>
          <table:table-cell office:value-type="float" office:value="66">
            <text:p>66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k21_multim</text:p>
          </table:table-cell>
          <table:table-cell office:value-type="float" office:value="41690">
            <text:p>41690</text:p>
          </table:table-cell>
          <table:table-cell office:value-type="string">
            <text:p>FVT/MMP/00237260/0214</text:p>
          </table:table-cell>
          <table:table-cell/>
          <table:table-cell office:value-type="float" office:value="68">
            <text:p>68</text:p>
          </table:table-cell>
          <table:table-cell table:number-columns-repeated="7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k21_multim</text:p>
          </table:table-cell>
          <table:table-cell office:value-type="float" office:value="41696">
            <text:p>41696</text:p>
          </table:table-cell>
          <table:table-cell office:value-type="string">
            <text:p>wplata</text:p>
          </table:table-cell>
          <table:table-cell table:number-columns-repeated="2"/>
          <table:table-cell office:value-type="float" office:value="68">
            <text:p>68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rze_vectra</text:p>
          </table:table-cell>
          <table:table-cell office:value-type="float" office:value="41691">
            <text:p>41691</text:p>
          </table:table-cell>
          <table:table-cell office:value-type="string">
            <text:p>004974/RZE/02/14</text:p>
          </table:table-cell>
          <table:table-cell/>
          <table:table-cell office:value-type="float" office:value="109.99">
            <text:p>109,99</text:p>
          </table:table-cell>
          <table:table-cell table:number-columns-repeated="7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rze_vectra</text:p>
          </table:table-cell>
          <table:table-cell office:value-type="float" office:value="41696">
            <text:p>41696</text:p>
          </table:table-cell>
          <table:table-cell office:value-type="string">
            <text:p>wplata</text:p>
          </table:table-cell>
          <table:table-cell table:number-columns-repeated="2"/>
          <table:table-cell office:value-type="float" office:value="109.99">
            <text:p>109,99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k21_rwe</text:p>
          </table:table-cell>
          <table:table-cell office:value-type="float" office:value="41708">
            <text:p>41708</text:p>
          </table:table-cell>
          <table:table-cell office:value-type="string">
            <text:p>FV 227003386897</text:p>
          </table:table-cell>
          <table:table-cell/>
          <table:table-cell office:value-type="float" office:value="361.88">
            <text:p>361,88</text:p>
          </table:table-cell>
          <table:table-cell table:number-columns-repeated="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k21_rwe</text:p>
          </table:table-cell>
          <table:table-cell office:value-type="float" office:value="41707">
            <text:p>41707</text:p>
          </table:table-cell>
          <table:table-cell table:number-columns-repeated="3"/>
          <table:table-cell office:value-type="float" office:value="361.88">
            <text:p>361,88</text:p>
          </table:table-cell>
          <table:table-cell table:number-columns-repeated="6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upc</text:p>
          </table:table-cell>
          <table:table-cell office:value-type="float" office:value="41674">
            <text:p>41674</text:p>
          </table:table-cell>
          <table:table-cell office:value-type="string">
            <text:p>Wezwanie do zapl.</text:p>
          </table:table-cell>
          <table:table-cell office:value-type="string">
            <text:p>internet</text:p>
          </table:table-cell>
          <table:table-cell office:value-type="float" office:value="72.7">
            <text:p>72,7</text:p>
          </table:table-cell>
          <table:table-cell table:number-columns-repeated="7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upc</text:p>
          </table:table-cell>
          <table:table-cell office:value-type="float" office:value="41696">
            <text:p>41696</text:p>
          </table:table-cell>
          <table:table-cell office:value-type="string">
            <text:p>Wplata</text:p>
          </table:table-cell>
          <table:table-cell table:number-columns-repeated="2"/>
          <table:table-cell office:value-type="float" office:value="72.7">
            <text:p>72,7</text:p>
          </table:table-cell>
          <table:table-cell table:number-columns-repeated="6"/>
        </table:table-row>
        <table:table-row table:style-name="ro1">
          <table:table-cell office:value-type="float" office:value="94">
            <text:p>94</text:p>
          </table:table-cell>
          <table:table-cell table:number-columns-repeated="1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sk17_rwe</text:p>
          </table:table-cell>
          <table:table-cell office:value-type="float" office:value="41649">
            <text:p>41649</text:p>
          </table:table-cell>
          <table:table-cell office:value-type="string">
            <text:p>FV 225005259311</text:p>
          </table:table-cell>
          <table:table-cell/>
          <table:table-cell office:value-type="float" office:value="118.93">
            <text:p>118,93</text:p>
          </table:table-cell>
          <table:table-cell table:number-columns-repeated="7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sk17_rwe</text:p>
          </table:table-cell>
          <table:table-cell office:value-type="float" office:value="41707">
            <text:p>41707</text:p>
          </table:table-cell>
          <table:table-cell table:number-columns-repeated="3"/>
          <table:table-cell office:value-type="float" office:value="118.93">
            <text:p>118,93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renata-play</text:p>
          </table:table-cell>
          <table:table-cell office:value-type="float" office:value="41701">
            <text:p>41701</text:p>
          </table:table-cell>
          <table:table-cell office:value-type="string">
            <text:p>F/11045705/03/14</text:p>
          </table:table-cell>
          <table:table-cell/>
          <table:table-cell office:value-type="float" office:value="65.45">
            <text:p>65,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723">
            <text:p>41723</text:p>
          </table:table-cell>
          <table:table-cell table:number-columns-repeated="3"/>
          <table:table-cell office:value-type="float" office:value="65.53">
            <text:p>65,5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k21_multim</text:p>
          </table:table-cell>
          <table:table-cell office:value-type="float" office:value="41708">
            <text:p>41708</text:p>
          </table:table-cell>
          <table:table-cell office:value-type="string">
            <text:p>FVT/MMP/00546815/0314</text:p>
          </table:table-cell>
          <table:table-cell/>
          <table:table-cell office:value-type="float" office:value="68">
            <text:p>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746.041666667">
            <text:p>41746,041666667</text:p>
          </table:table-cell>
          <table:table-cell table:number-columns-repeated="3"/>
          <table:table-cell office:value-type="float" office:value="68">
            <text:p>68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OC_Vectra</text:p>
          </table:table-cell>
          <table:table-cell office:value-type="float" office:value="41710">
            <text:p>41710</text:p>
          </table:table-cell>
          <table:table-cell office:value-type="string">
            <text:p>Propozycja numer: 9988977 Pakiet OC Renata Bisz</text:p>
          </table:table-cell>
          <table:table-cell/>
          <table:table-cell office:value-type="float" office:value="679">
            <text:p>679</text:p>
          </table:table-cell>
          <table:table-cell/>
          <table:table-cell office:value-type="string">
            <text:p>nr konta 91103019447372000009988977</text:p>
          </table:table-cell>
          <table:table-cell table:number-columns-repeated="5"/>
        </table:table-row>
        <table:table-row table:style-name="ro1">
          <table:table-cell office:value-type="float" office:value="99">
            <text:p>99</text:p>
          </table:table-cell>
          <table:table-cell table:number-columns-repeated="5"/>
          <table:table-cell office:value-type="float" office:value="679">
            <text:p>67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lo-podnieruch</text:p>
          </table:table-cell>
          <table:table-cell office:value-type="float" office:value="41713">
            <text:p>41713</text:p>
          </table:table-cell>
          <table:table-cell office:value-type="string">
            <text:p>rata1</text:p>
          </table:table-cell>
          <table:table-cell/>
          <table:table-cell office:value-type="float" office:value="47">
            <text:p>47</text:p>
          </table:table-cell>
          <table:table-cell table:number-columns-repeated="7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lo-podnieruch</text:p>
          </table:table-cell>
          <table:table-cell office:value-type="float" office:value="41774.041666667">
            <text:p>41774,041666667</text:p>
          </table:table-cell>
          <table:table-cell office:value-type="string">
            <text:p>rata2</text:p>
          </table:table-cell>
          <table:table-cell/>
          <table:table-cell office:value-type="float" office:value="48">
            <text:p>48</text:p>
          </table:table-cell>
          <table:table-cell table:number-columns-repeated="7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slo-podnieruch</text:p>
          </table:table-cell>
          <table:table-cell office:value-type="float" office:value="41727">
            <text:p>41727</text:p>
          </table:table-cell>
          <table:table-cell table:number-columns-repeated="3"/>
          <table:table-cell office:value-type="float" office:value="95">
            <text:p>95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table:number-columns-repeated="12"/>
        </table:table-row>
        <table:table-row table:style-name="ro1">
          <table:table-cell office:value-type="float" office:value="105">
            <text:p>105</text:p>
          </table:table-cell>
          <table:table-cell table:number-columns-repeated="12"/>
        </table:table-row>
        <table:table-row table:style-name="ro1">
          <table:table-cell office:value-type="float" office:value="106">
            <text:p>106</text:p>
          </table:table-cell>
          <table:table-cell table:number-columns-repeated="1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lo-podnieruch</text:p>
          </table:table-cell>
          <table:table-cell table:number-columns-repeated="11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sk21_czynsz</text:p>
          </table:table-cell>
          <table:table-cell office:value-type="float" office:value="41713">
            <text:p>41713</text:p>
          </table:table-cell>
          <table:table-cell office:value-type="string">
            <text:p>czynsz do 03</text:p>
          </table:table-cell>
          <table:table-cell/>
          <table:table-cell office:value-type="float" office:value="2252.81">
            <text:p>2252,81</text:p>
          </table:table-cell>
          <table:table-cell table:number-columns-repeated="7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sk21_czynsz</text:p>
          </table:table-cell>
          <table:table-cell office:value-type="float" office:value="41713">
            <text:p>41713</text:p>
          </table:table-cell>
          <table:table-cell table:number-columns-repeated="3"/>
          <table:table-cell office:value-type="float" office:value="2252.81">
            <text:p>2252,81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sk17_czynsz</text:p>
          </table:table-cell>
          <table:table-cell office:value-type="float" office:value="41713">
            <text:p>41713</text:p>
          </table:table-cell>
          <table:table-cell office:value-type="string">
            <text:p>czynsz do 03</text:p>
          </table:table-cell>
          <table:table-cell/>
          <table:table-cell office:value-type="float" office:value="1650">
            <text:p>1650</text:p>
          </table:table-cell>
          <table:table-cell table:number-columns-repeated="7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sk17_czynsz</text:p>
          </table:table-cell>
          <table:table-cell office:value-type="float" office:value="41713">
            <text:p>41713</text:p>
          </table:table-cell>
          <table:table-cell table:number-columns-repeated="3"/>
          <table:table-cell office:value-type="float" office:value="1650">
            <text:p>1650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sk21_multim</text:p>
          </table:table-cell>
          <table:table-cell office:value-type="float" office:value="41759.041666667">
            <text:p>41759,041666667</text:p>
          </table:table-cell>
          <table:table-cell office:value-type="string">
            <text:p>FVT/MMP/00535611/0414</text:p>
          </table:table-cell>
          <table:table-cell/>
          <table:table-cell office:value-type="float" office:value="68">
            <text:p>68</text:p>
          </table:table-cell>
          <table:table-cell table:number-columns-repeated="7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sk21_multim</text:p>
          </table:table-cell>
          <table:table-cell office:value-type="float" office:value="41768.041666667">
            <text:p>41768,041666667</text:p>
          </table:table-cell>
          <table:table-cell table:number-columns-repeated="3"/>
          <table:table-cell office:value-type="float" office:value="68">
            <text:p>68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rze_vectra</text:p>
          </table:table-cell>
          <table:table-cell office:value-type="float" office:value="41719">
            <text:p>41719</text:p>
          </table:table-cell>
          <table:table-cell office:value-type="string">
            <text:p>FV 000370/RZE/03/14</text:p>
          </table:table-cell>
          <table:table-cell/>
          <table:table-cell office:value-type="string">
            <text:p>109.99</text:p>
          </table:table-cell>
          <table:table-cell table:number-columns-repeated="7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rze_vectra</text:p>
          </table:table-cell>
          <table:table-cell office:value-type="float" office:value="41746.041666667">
            <text:p>41746,041666667</text:p>
          </table:table-cell>
          <table:table-cell table:number-columns-repeated="3"/>
          <table:table-cell office:value-type="string">
            <text:p>109.99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rze_vectra</text:p>
          </table:table-cell>
          <table:table-cell office:value-type="float" office:value="41750.041666667">
            <text:p>41750,041666667</text:p>
          </table:table-cell>
          <table:table-cell office:value-type="string">
            <text:p>000391/RZE/04/14</text:p>
          </table:table-cell>
          <table:table-cell/>
          <table:table-cell office:value-type="float" office:value="109.99">
            <text:p>109,99</text:p>
          </table:table-cell>
          <table:table-cell table:number-columns-repeated="7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rze_vectra</text:p>
          </table:table-cell>
          <table:table-cell office:value-type="float" office:value="41768.041666667">
            <text:p>41768,041666667</text:p>
          </table:table-cell>
          <table:table-cell table:number-columns-repeated="3"/>
          <table:table-cell office:value-type="float" office:value="109.99">
            <text:p>109,99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monika_play</text:p>
          </table:table-cell>
          <table:table-cell office:value-type="float" office:value="41736.041666667">
            <text:p>41736,041666667</text:p>
          </table:table-cell>
          <table:table-cell office:value-type="string">
            <text:p>F/30062779/03/14</text:p>
          </table:table-cell>
          <table:table-cell/>
          <table:table-cell office:value-type="float" office:value="84.45">
            <text:p>84,45</text:p>
          </table:table-cell>
          <table:table-cell table:number-columns-repeated="7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monika_play</text:p>
          </table:table-cell>
          <table:table-cell table:number-columns-repeated="4"/>
          <table:table-cell office:value-type="float" office:value="84.45">
            <text:p>84,45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renata_play</text:p>
          </table:table-cell>
          <table:table-cell office:value-type="float" office:value="41746.041666667">
            <text:p>41746,041666667</text:p>
          </table:table-cell>
          <table:table-cell office:value-type="string">
            <text:p>F/10987974/04/14</text:p>
          </table:table-cell>
          <table:table-cell/>
          <table:table-cell office:value-type="float" office:value="68.4">
            <text:p>68,4</text:p>
          </table:table-cell>
          <table:table-cell table:number-columns-repeated="7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renata_play</text:p>
          </table:table-cell>
          <table:table-cell office:value-type="float" office:value="41746.041666667">
            <text:p>41746,041666667</text:p>
          </table:table-cell>
          <table:table-cell table:number-columns-repeated="3"/>
          <table:table-cell office:value-type="float" office:value="68.4">
            <text:p>68,4</text:p>
          </table:table-cell>
          <table:table-cell table:number-columns-repeated="6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sk17_rwe</text:p>
          </table:table-cell>
          <table:table-cell office:value-type="float" office:value="41708">
            <text:p>41708</text:p>
          </table:table-cell>
          <table:table-cell office:value-type="string">
            <text:p>FV 223007036215 </text:p>
          </table:table-cell>
          <table:table-cell/>
          <table:table-cell office:value-type="float" office:value="118.93">
            <text:p>118,93</text:p>
          </table:table-cell>
          <table:table-cell table:number-columns-repeated="7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sk17_rwe</text:p>
          </table:table-cell>
          <table:table-cell office:value-type="float" office:value="41746.041666667">
            <text:p>41746,041666667</text:p>
          </table:table-cell>
          <table:table-cell table:number-columns-repeated="3"/>
          <table:table-cell office:value-type="float" office:value="118.93">
            <text:p>118,93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sk21_pgnig</text:p>
          </table:table-cell>
          <table:table-cell office:value-type="float" office:value="41750.041666667">
            <text:p>41750,041666667</text:p>
          </table:table-cell>
          <table:table-cell office:value-type="string">
            <text:p>WDZ/I/2225502021/0744550000/2014</text:p>
          </table:table-cell>
          <table:table-cell/>
          <table:table-cell office:value-type="float" office:value="117.33">
            <text:p>117,33</text:p>
          </table:table-cell>
          <table:table-cell/>
          <table:table-cell office:value-type="string">
            <text:p>dziwnie to wyglada bo inne konto podaja - trzeba jak najszybcie ebok odpalic</text:p>
          </table:table-cell>
          <table:table-cell table:number-columns-repeated="5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sk21_pgnig</text:p>
          </table:table-cell>
          <table:table-cell office:value-type="float" office:value="41767.041666667">
            <text:p>41767,041666667</text:p>
          </table:table-cell>
          <table:table-cell office:value-type="string">
            <text:p>przelew- na podst ebok</text:p>
          </table:table-cell>
          <table:table-cell table:number-columns-repeated="2"/>
          <table:table-cell office:value-type="float" office:value="117.33">
            <text:p>117,33</text:p>
          </table:table-cell>
          <table:table-cell/>
          <table:table-cell office:value-type="float" office:value="41750.041666667">
            <text:p>41750,041666667</text:p>
          </table:table-cell>
          <table:table-cell table:number-columns-repeated="4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mandat</text:p>
          </table:table-cell>
          <table:table-cell office:value-type="float" office:value="41765.041666667">
            <text:p>41765,041666667</text:p>
          </table:table-cell>
          <table:table-cell office:value-type="string">
            <text:p>MANDAT SERIA CW NUMER 4106901 </text:p>
          </table:table-cell>
          <table:table-cell/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mandat</text:p>
          </table:table-cell>
          <table:table-cell office:value-type="float" office:value="41766.041666667">
            <text:p>41766,041666667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re_play</text:p>
          </table:table-cell>
          <table:table-cell office:value-type="float" office:value="41778.041666667">
            <text:p>41778,041666667</text:p>
          </table:table-cell>
          <table:table-cell office:value-type="string">
            <text:p>F/10993327/05/14</text:p>
          </table:table-cell>
          <table:table-cell office:value-type="string">
            <text:p>!!!!!!!!!!!!!!!!</text:p>
          </table:table-cell>
          <table:table-cell office:value-type="float" office:value="79.22">
            <text:p>79,22</text:p>
          </table:table-cell>
          <table:table-cell table:number-columns-repeated="7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re_play</text:p>
          </table:table-cell>
          <table:table-cell office:value-type="float" office:value="41786.041666667">
            <text:p>41786,041666667</text:p>
          </table:table-cell>
          <table:table-cell table:number-columns-repeated="3"/>
          <table:table-cell office:value-type="float" office:value="79.22">
            <text:p>79,22</text:p>
          </table:table-cell>
          <table:table-cell office:value-type="string">
            <text:p>przelew z mlb</text:p>
          </table:table-cell>
          <table:table-cell table:number-columns-repeated="5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mo_play</text:p>
          </table:table-cell>
          <table:table-cell office:value-type="float" office:value="41765.041666667">
            <text:p>41765,041666667</text:p>
          </table:table-cell>
          <table:table-cell office:value-type="string">
            <text:p>F/30070765/04/14 </text:p>
          </table:table-cell>
          <table:table-cell office:value-type="string">
            <text:p>!!!!!!!!!!!!!!!!!!</text:p>
          </table:table-cell>
          <table:table-cell office:value-type="float" office:value="146.25">
            <text:p>146,25</text:p>
          </table:table-cell>
          <table:table-cell table:number-columns-repeated="7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mo_play</text:p>
          </table:table-cell>
          <table:table-cell office:value-type="float" office:value="41786.041666667">
            <text:p>41786,041666667</text:p>
          </table:table-cell>
          <table:table-cell table:number-columns-repeated="3"/>
          <table:table-cell office:value-type="float" office:value="146.25">
            <text:p>146,25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slo_smieci</text:p>
          </table:table-cell>
          <table:table-cell office:value-type="float" office:value="41769.041666667">
            <text:p>41769,041666667</text:p>
          </table:table-cell>
          <table:table-cell office:value-type="string">
            <text:p>Tytuł wpłaty: Bisz Renata ul. Słowicza 13 Rzeszów opłata za wywóz śmieci - kwiecień 2014, kod 60457, id ODK04Z</text:p>
          </table:table-cell>
          <table:table-cell office:value-type="string">
            <text:p>!!!!!!!!!!!!!!!!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Urząd Miasta Rzeszowa , Rzeszów ul. Rynek 1 nr konta PKO BP : 53 1240 6960 3873 1004 0006 0457</text:p>
          </table:table-cell>
          <table:table-cell table:number-columns-repeated="5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slo_smieci</text:p>
          </table:table-cell>
          <table:table-cell office:value-type="float" office:value="41786.041666667">
            <text:p>41786,041666667</text:p>
          </table:table-cell>
          <table:table-cell table:number-columns-repeated="3"/>
          <table:table-cell office:value-type="float" office:value="46">
            <text:p>46</text:p>
          </table:table-cell>
          <table:table-cell table:number-columns-repeated="6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slo_pgnig</text:p>
          </table:table-cell>
          <table:table-cell office:value-type="float" office:value="41780.041666667">
            <text:p>41780,041666667</text:p>
          </table:table-cell>
          <table:table-cell office:value-type="string">
            <text:p>FV nr 310/F/FB/8354/05/14 odbiorca nr 7281155</text:p>
          </table:table-cell>
          <table:table-cell office:value-type="string">
            <text:p>!!!!!!!!!!!!!</text:p>
          </table:table-cell>
          <table:table-cell office:value-type="float" office:value="186.09">
            <text:p>186,09</text:p>
          </table:table-cell>
          <table:table-cell/>
          <table:table-cell office:value-type="string">
            <text:p>PGNiG SA Karpacki Oddział Handlowy w Tarnowie Biuro Handlowe - Region Rzeszowski ul. Wspólna 5,zleceniodawca Renata Bisz ul. Skierniewicka 1/7 m. 89, 01-230 Warszawa, punkt poboru Rzeszów ul. Słowicza 13 nr konta 47 1030 1944 7133 0000 0028 1155</text:p>
          </table:table-cell>
          <table:table-cell table:number-columns-repeated="5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slo_pgnig</text:p>
          </table:table-cell>
          <table:table-cell office:value-type="float" office:value="41786.041666667">
            <text:p>41786,041666667</text:p>
          </table:table-cell>
          <table:table-cell table:number-columns-repeated="3"/>
          <table:table-cell office:value-type="float" office:value="186.09">
            <text:p>186,09</text:p>
          </table:table-cell>
          <table:table-cell table:number-columns-repeated="6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sk17_pgnig</text:p>
          </table:table-cell>
          <table:table-cell office:value-type="float" office:value="41806.041666667">
            <text:p>41806,041666667</text:p>
          </table:table-cell>
          <table:table-cell office:value-type="string">
            <text:p>VFP/001957767/14 kwota 35,68+ niedopłata 1,68 za fakturę VFP/001957765/14</text:p>
          </table:table-cell>
          <table:table-cell office:value-type="string">
            <text:p>ewentualnie :-)</text:p>
          </table:table-cell>
          <table:table-cell table:formula="of:=35.68+1.68" office:value-type="float" office:value="37.36">
            <text:p>37,36</text:p>
          </table:table-cell>
          <table:table-cell table:number-columns-repeated="7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sk17_pgnig</text:p>
          </table:table-cell>
          <table:table-cell office:value-type="float" office:value="41786.041666667">
            <text:p>41786,041666667</text:p>
          </table:table-cell>
          <table:table-cell table:number-columns-repeated="3"/>
          <table:table-cell office:value-type="float" office:value="37.36">
            <text:p>37,36</text:p>
          </table:table-cell>
          <table:table-cell table:number-columns-repeated="6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sk21_pgnig </text:p>
          </table:table-cell>
          <table:table-cell office:value-type="float" office:value="41807.041666667">
            <text:p>41807,041666667</text:p>
          </table:table-cell>
          <table:table-cell office:value-type="string">
            <text:p>VFP/000959866/14</text:p>
          </table:table-cell>
          <table:table-cell office:value-type="string">
            <text:p>!!!!!!!!!!!!!!!!!!!!!!!</text:p>
          </table:table-cell>
          <table:table-cell office:value-type="float" office:value="40.09">
            <text:p>40,09</text:p>
          </table:table-cell>
          <table:table-cell table:number-columns-repeated="7"/>
        </table:table-row>
        <table:table-row table:style-name="ro1">
          <table:table-cell office:value-type="float" office:value="139">
            <text:p>139</text:p>
          </table:table-cell>
          <table:table-cell/>
          <table:table-cell office:value-type="float" office:value="41834.041666667">
            <text:p>41834,041666667</text:p>
          </table:table-cell>
          <table:table-cell table:number-columns-repeated="3"/>
          <table:table-cell office:value-type="float" office:value="40.09">
            <text:p>40,09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slowicza_orange</text:p>
          </table:table-cell>
          <table:table-cell office:value-type="float" office:value="41779.041666667">
            <text:p>41779,041666667</text:p>
          </table:table-cell>
          <table:table-cell office:value-type="string">
            <text:p>Faktura VAT nr FRZ91398352/002/14</text:p>
          </table:table-cell>
          <table:table-cell office:value-type="string">
            <text:p>!!!!!!!!!!!!! Fundacja</text:p>
          </table:table-cell>
          <table:table-cell office:value-type="float" office:value="148.21">
            <text:p>148,21</text:p>
          </table:table-cell>
          <table:table-cell/>
          <table:table-cell office:value-type="string">
            <text:p>z konta Fundacji zapłacić !!!</text:p>
          </table:table-cell>
          <table:table-cell table:number-columns-repeated="5"/>
        </table:table-row>
        <table:table-row table:style-name="ro1">
          <table:table-cell office:value-type="float" office:value="141">
            <text:p>141</text:p>
          </table:table-cell>
          <table:table-cell table:number-columns-repeated="5"/>
          <table:table-cell office:value-type="float" office:value="148.21">
            <text:p>148,21</text:p>
          </table:table-cell>
          <table:table-cell office:value-type="string">
            <text:p>28.05.2014 - wpłynęło na konto orange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sk21_rwe</text:p>
          </table:table-cell>
          <table:table-cell office:value-type="float" office:value="41771.041666667">
            <text:p>41771,041666667</text:p>
          </table:table-cell>
          <table:table-cell office:value-type="string">
            <text:p>Faktura zaliczkowa</text:p>
            <text:p>FV 227003404982 </text:p>
          </table:table-cell>
          <table:table-cell/>
          <table:table-cell office:value-type="float" office:value="361.88">
            <text:p>361,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k21_rwe</text:p>
          </table:table-cell>
          <table:table-cell office:value-type="float" office:value="41789.041666667">
            <text:p>41789,041666667</text:p>
          </table:table-cell>
          <table:table-cell office:value-type="string">
            <text:p>splata za 04-05</text:p>
          </table:table-cell>
          <table:table-cell table:number-columns-repeated="2"/>
          <table:table-cell office:value-type="float" office:value="361.88">
            <text:p>361,8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k17_rwe</text:p>
          </table:table-cell>
          <table:table-cell office:value-type="float" office:value="41771.041666667">
            <text:p>41771,041666667</text:p>
          </table:table-cell>
          <table:table-cell office:value-type="string">
            <text:p>prognoza 225005744076</text:p>
          </table:table-cell>
          <table:table-cell/>
          <table:table-cell office:value-type="float" office:value="127.53">
            <text:p>127,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k17_rwe</text:p>
          </table:table-cell>
          <table:table-cell office:value-type="float" office:value="41789.041666667">
            <text:p>41789,041666667</text:p>
          </table:table-cell>
          <table:table-cell office:value-type="string">
            <text:p>wpl 04-05</text:p>
          </table:table-cell>
          <table:table-cell table:number-columns-repeated="2"/>
          <table:table-cell office:value-type="float" office:value="127.53">
            <text:p>127,5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k_21_czynsz</text:p>
          </table:table-cell>
          <table:table-cell office:value-type="float" office:value="41789.041666667">
            <text:p>41789,041666667</text:p>
          </table:table-cell>
          <table:table-cell office:value-type="string">
            <text:p>zaległość do końca maja</text:p>
          </table:table-cell>
          <table:table-cell/>
          <table:table-cell office:value-type="float" office:value="1464.5">
            <text:p>1464,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k_21_czynsz</text:p>
          </table:table-cell>
          <table:table-cell office:value-type="float" office:value="41792.041666667">
            <text:p>41792,041666667</text:p>
          </table:table-cell>
          <table:table-cell office:value-type="string">
            <text:p>do 05,2014</text:p>
          </table:table-cell>
          <table:table-cell table:number-columns-repeated="2"/>
          <table:table-cell office:value-type="float" office:value="1464.5">
            <text:p>1464,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k_17_czynsz</text:p>
          </table:table-cell>
          <table:table-cell office:value-type="float" office:value="41789.041666667">
            <text:p>41789,041666667</text:p>
          </table:table-cell>
          <table:table-cell office:value-type="string">
            <text:p>zaległość do końca maja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string">
            <text:p>? Chyba ok. 1050 zł. - bo to za dwa miesiące - ostatnia płatność w marcu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k_17_czynsz</text:p>
          </table:table-cell>
          <table:table-cell office:value-type="float" office:value="41792.041666667">
            <text:p>41792,041666667</text:p>
          </table:table-cell>
          <table:table-cell office:value-type="string">
            <text:p>do 05.2014</text:p>
          </table:table-cell>
          <table:table-cell table:number-columns-repeated="2"/>
          <table:table-cell office:value-type="float" office:value="1050">
            <text:p>1050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slo_smieci</text:p>
          </table:table-cell>
          <table:table-cell office:value-type="float" office:value="41800.041666667">
            <text:p>41800,041666667</text:p>
          </table:table-cell>
          <table:table-cell office:value-type="string">
            <text:p>Tytuł wpłaty: Bisz Renata ul. Słowicza 13 Rzeszów opłata za wywóz śmieci - maj 2014, kod 60457, id ODK04Z</text:p>
          </table:table-cell>
          <table:table-cell office:value-type="string">
            <text:p>!!!!!!!!!!!!!!!!!!!!!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Urząd Miasta Rzeszowa , Rzeszów ul. Rynek 1 nr konta PKO BP : 53 1240 6960 3873 1004 0006 045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lo_smieci</text:p>
          </table:table-cell>
          <table:table-cell office:value-type="float" office:value="41805.041666667">
            <text:p>41805,041666667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lo_pgnig</text:p>
          </table:table-cell>
          <table:table-cell office:value-type="float" office:value="41810.041666667">
            <text:p>41810,041666667</text:p>
          </table:table-cell>
          <table:table-cell office:value-type="string">
            <text:p>FV nr 310/F/FB/9782/06/14 odbiorca nr 7281155</text:p>
          </table:table-cell>
          <table:table-cell office:value-type="string">
            <text:p>!!!!!!!!!!!!!!!!!!!!!!!!!!!</text:p>
          </table:table-cell>
          <table:table-cell office:value-type="float" office:value="118.79">
            <text:p>118,79</text:p>
          </table:table-cell>
          <table:table-cell/>
          <table:table-cell office:value-type="string">
            <text:p>PGNiG SA Karpacki Oddział Handlowy w Tarnowie Biuro Handlowe - Region Rzeszowski ul. Wspólna 5,zleceniodawca Renata Bisz ul. Skierniewicka 1/7 m. 89, 01-230 Warszawa, punkt poboru Rzeszów ul. Słowicza 13 nr konta 47 1030 1944 7133 0000 0028 11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824.041666667">
            <text:p>41824,041666667</text:p>
          </table:table-cell>
          <table:table-cell table:number-columns-repeated="3"/>
          <table:table-cell office:value-type="float" office:value="118.79">
            <text:p>118,7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lo_pge</text:p>
          </table:table-cell>
          <table:table-cell office:value-type="float" office:value="41802.041666667">
            <text:p>41802,041666667</text:p>
          </table:table-cell>
          <table:table-cell office:value-type="string">
            <text:p>tytułem /KTR/28 001 85 99, FV E73618292 </text:p>
          </table:table-cell>
          <table:table-cell office:value-type="string">
            <text:p>!!!!!!!!!!!!!!!!!!!!!!</text:p>
          </table:table-cell>
          <table:table-cell office:value-type="float" office:value="141.51">
            <text:p>141,51</text:p>
          </table:table-cell>
          <table:table-cell/>
          <table:table-cell office:value-type="string">
            <text:p>PGE Obrót Spółka Akcyjna ul. 8-go Marca 6, 35-959 Rzeszów, nazwa zleceniodawcy 11-213-090 Renata Bisz ul. Słowicza 13, 35-207 Rzeszów nr konta: 37 1240 2092 9507 0711 2130 908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lo_pge</text:p>
          </table:table-cell>
          <table:table-cell office:value-type="float" office:value="41805.041666667">
            <text:p>41805,041666667</text:p>
          </table:table-cell>
          <table:table-cell office:value-type="string">
            <text:p>za kwiecein maj</text:p>
          </table:table-cell>
          <table:table-cell table:number-columns-repeated="2"/>
          <table:table-cell office:value-type="float" office:value="141.51">
            <text:p>141,5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k21_multim</text:p>
          </table:table-cell>
          <table:table-cell office:value-type="float" office:value="41790.041666667">
            <text:p>41790,041666667</text:p>
          </table:table-cell>
          <table:table-cell office:value-type="string">
            <text:p>FVT/MMP/00592657/0514</text:p>
          </table:table-cell>
          <table:table-cell office:value-type="string">
            <text:p>!!!!!!!!!!!!!!!!!!!!!!!!!!</text:p>
          </table:table-cell>
          <table:table-cell office:value-type="float" office:value="68">
            <text:p>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k21_multim</text:p>
          </table:table-cell>
          <table:table-cell office:value-type="float" office:value="41805.041666667">
            <text:p>41805,041666667</text:p>
          </table:table-cell>
          <table:table-cell table:number-columns-repeated="3"/>
          <table:table-cell office:value-type="float" office:value="68">
            <text:p>6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k21_multim</text:p>
          </table:table-cell>
          <table:table-cell office:value-type="float" office:value="41820.041666667">
            <text:p>41820,041666667</text:p>
          </table:table-cell>
          <table:table-cell office:value-type="string">
            <text:p>FVT/MMP/00614947/0614</text:p>
          </table:table-cell>
          <table:table-cell/>
          <table:table-cell office:value-type="float" office:value="68">
            <text:p>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824.041666667">
            <text:p>41824,041666667</text:p>
          </table:table-cell>
          <table:table-cell table:number-columns-repeated="3"/>
          <table:table-cell office:value-type="float" office:value="68">
            <text:p>6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lowicza_orange</text:p>
          </table:table-cell>
          <table:table-cell office:value-type="float" office:value="41810.041666667">
            <text:p>41810,041666667</text:p>
          </table:table-cell>
          <table:table-cell office:value-type="string">
            <text:p>Faktura VAT nr FRZ91398352/003/14</text:p>
          </table:table-cell>
          <table:table-cell office:value-type="string">
            <text:p>!!!!!!!!!!!!!!!!!!!!!!</text:p>
          </table:table-cell>
          <table:table-cell office:value-type="float" office:value="102.42">
            <text:p>102,42</text:p>
          </table:table-cell>
          <table:table-cell/>
          <table:table-cell office:value-type="string">
            <text:p>z konta Fundacji zapłacić !!!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820.041666667">
            <text:p>41820,041666667</text:p>
          </table:table-cell>
          <table:table-cell table:number-columns-repeated="3"/>
          <table:table-cell office:value-type="float" office:value="102.42">
            <text:p>102,4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o_play</text:p>
          </table:table-cell>
          <table:table-cell office:value-type="float" office:value="41795.041666667">
            <text:p>41795,041666667</text:p>
          </table:table-cell>
          <table:table-cell office:value-type="string">
            <text:p>F/30625571/05/14</text:p>
          </table:table-cell>
          <table:table-cell office:value-type="string">
            <text:p>!!!!!!!!!!!!!!!!!!!!!!!!</text:p>
          </table:table-cell>
          <table:table-cell office:value-type="float" office:value="78.3">
            <text:p>78,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o_play</text:p>
          </table:table-cell>
          <table:table-cell office:value-type="float" office:value="41805.041666667">
            <text:p>41805,041666667</text:p>
          </table:table-cell>
          <table:table-cell table:number-columns-repeated="3"/>
          <table:table-cell office:value-type="float" office:value="78.3">
            <text:p>78,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enata_play</text:p>
          </table:table-cell>
          <table:table-cell office:value-type="float" office:value="41807.041666667">
            <text:p>41807,041666667</text:p>
          </table:table-cell>
          <table:table-cell office:value-type="string">
            <text:p>F/11326332/06/14</text:p>
          </table:table-cell>
          <table:table-cell office:value-type="string">
            <text:p>!!!!!!!!!!!!!!!!!!!!!!!</text:p>
          </table:table-cell>
          <table:table-cell office:value-type="float" office:value="75.38">
            <text:p>75,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820.041666667">
            <text:p>41820,041666667</text:p>
          </table:table-cell>
          <table:table-cell table:number-columns-repeated="3"/>
          <table:table-cell office:value-type="float" office:value="75.38">
            <text:p>75,3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k21_uzwiecz</text:p>
          </table:table-cell>
          <table:table-cell office:value-type="float" office:value="41792.041666667">
            <text:p>41792,041666667</text:p>
          </table:table-cell>
          <table:table-cell office:value-type="string">
            <text:p>nr karty kontowej 1-578853 ul. Skierniewicka 21 m. 112 działka 45 i ul. Skierniewicka 1/7 m. 89 działka 48/6 za rok 2014 Opłata z tytułu wieczystego użytkowania gruntów gminy</text:p>
          </table:table-cell>
          <table:table-cell office:value-type="string">
            <text:p>!!!!!!!!!!!!!!!!!!!!!!!!!</text:p>
          </table:table-cell>
          <table:table-cell office:value-type="float" office:value="372.79">
            <text:p>372,79</text:p>
          </table:table-cell>
          <table:table-cell/>
          <table:table-cell office:value-type="string">
            <text:p>Urząd m.st. Warszawy Wydział Budżetowo-Księgowy dla Dzielnicy Wola Al.. Solidarności 90, 01-003 Warszawa Bank Handlowy w Warszawie nr konta 50 1030 1944 7434 0300 1163 352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k21_uzwiecz</text:p>
          </table:table-cell>
          <table:table-cell office:value-type="float" office:value="41805.041666667">
            <text:p>41805,041666667</text:p>
          </table:table-cell>
          <table:table-cell table:number-columns-repeated="3"/>
          <table:table-cell office:value-type="float" office:value="372.79">
            <text:p>372,7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o_play</text:p>
          </table:table-cell>
          <table:table-cell office:value-type="float" office:value="41827.041666667">
            <text:p>41827,041666667</text:p>
          </table:table-cell>
          <table:table-cell office:value-type="string">
            <text:p>F/30491164/06/14</text:p>
          </table:table-cell>
          <table:table-cell office:value-type="string">
            <text:p>!!!!!!!!!!!</text:p>
          </table:table-cell>
          <table:table-cell office:value-type="float" office:value="68.4">
            <text:p>68,4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68.4">
            <text:p>68,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ze_vectra</text:p>
          </table:table-cell>
          <table:table-cell office:value-type="float" office:value="41773.041666667">
            <text:p>41773,041666667</text:p>
          </table:table-cell>
          <table:table-cell office:value-type="string">
            <text:p>NK/2014/04/001926</text:p>
          </table:table-cell>
          <table:table-cell office:value-type="string">
            <text:p>!!!!!!!!!!!!!!!!!!!!!!!</text:p>
          </table:table-cell>
          <table:table-cell office:value-type="float" office:value="436.51">
            <text:p>436,51</text:p>
          </table:table-cell>
          <table:table-cell/>
          <table:table-cell office:value-type="string">
            <text:p>konto: 24 1240 6960 9732 0000 0126 40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820.041666667">
            <text:p>41820,041666667</text:p>
          </table:table-cell>
          <table:table-cell table:number-columns-repeated="3"/>
          <table:table-cell office:value-type="float" office:value="436.51">
            <text:p>436,5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olga-kaucja</text:p>
          </table:table-cell>
          <table:table-cell office:value-type="float" office:value="41824.041666667">
            <text:p>41824,041666667</text:p>
          </table:table-cell>
          <table:table-cell office:value-type="string">
            <text:p>kaucja - liczniki</text:p>
          </table:table-cell>
          <table:table-cell/>
          <table:table-cell office:value-type="float" office:value="772">
            <text:p>772</text:p>
          </table:table-cell>
          <table:table-cell/>
          <table:table-cell office:value-type="string">
            <text:p>olga pisklewicz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772">
            <text:p>77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lo_MPWiK</text:p>
          </table:table-cell>
          <table:table-cell office:value-type="float" office:value="41836.041666667">
            <text:p>41836,041666667</text:p>
          </table:table-cell>
          <table:table-cell office:value-type="string">
            <text:p>FV 7221/EZ/06/2014</text:p>
          </table:table-cell>
          <table:table-cell/>
          <table:table-cell office:value-type="float" office:value="268">
            <text:p>268</text:p>
          </table:table-cell>
          <table:table-cell/>
          <table:table-cell office:value-type="string">
            <text:p>Tytuł: KTR 007220181 Miejskie Przedsiębiorstwo Wodociągów i Kanalizacji Sp. Z o.o. ul. Naruszewicza 18, 35-055 Rzeszów Bank Pko S.A. II o/Rzeszów nr konta: 231240209295140000039964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843.041666667">
            <text:p>41843,041666667</text:p>
          </table:table-cell>
          <table:table-cell table:number-columns-repeated="3"/>
          <table:table-cell office:value-type="float" office:value="268">
            <text:p>26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k21_multim</text:p>
          </table:table-cell>
          <table:table-cell office:value-type="float" office:value="41850.041666667">
            <text:p>41850,041666667</text:p>
          </table:table-cell>
          <table:table-cell office:value-type="string">
            <text:p>FVT/MMP/00626548/0714</text:p>
          </table:table-cell>
          <table:table-cell office:value-type="string">
            <text:p>!!!!!!!!!!!!!!!!!!!!!</text:p>
          </table:table-cell>
          <table:table-cell office:value-type="float" office:value="68">
            <text:p>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855.041666667">
            <text:p>41855,041666667</text:p>
          </table:table-cell>
          <table:table-cell table:number-columns-repeated="3"/>
          <table:table-cell office:value-type="float" office:value="68">
            <text:p>6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lowicza_orange</text:p>
          </table:table-cell>
          <table:table-cell office:value-type="float" office:value="41841.041666667">
            <text:p>41841,041666667</text:p>
          </table:table-cell>
          <table:table-cell office:value-type="string">
            <text:p>FRZ91398352/004/14</text:p>
          </table:table-cell>
          <table:table-cell office:value-type="string">
            <text:p>!!!!!!!!!!!!!!!!!!!!!!!!!!</text:p>
          </table:table-cell>
          <table:table-cell office:value-type="float" office:value="99.36">
            <text:p>99,36</text:p>
          </table:table-cell>
          <table:table-cell/>
          <table:table-cell office:value-type="string">
            <text:p>z konta fundacji zapłacić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843.041666667">
            <text:p>41843,041666667</text:p>
          </table:table-cell>
          <table:table-cell table:number-columns-repeated="3"/>
          <table:table-cell office:value-type="float" office:value="99.36">
            <text:p>99,3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enata_play</text:p>
          </table:table-cell>
          <table:table-cell office:value-type="float" office:value="41837.041666667">
            <text:p>41837,041666667</text:p>
          </table:table-cell>
          <table:table-cell office:value-type="string">
            <text:p>F/10778548/07/14</text:p>
          </table:table-cell>
          <table:table-cell/>
          <table:table-cell office:value-type="float" office:value="69.27">
            <text:p>69,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843.041666667">
            <text:p>41843,041666667</text:p>
          </table:table-cell>
          <table:table-cell table:number-columns-repeated="3"/>
          <table:table-cell office:value-type="float" office:value="69.27">
            <text:p>69,27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lo_smieci</text:p>
          </table:table-cell>
          <table:table-cell office:value-type="float" office:value="41834.041666667">
            <text:p>41834,041666667</text:p>
          </table:table-cell>
          <table:table-cell office:value-type="string">
            <text:p>Tytuł wpłaty: Bisz Renata ul. Słowicza 13 Rzeszów opłata za wywóz śmieci - 07-2014, kod 60457, id ODK04Z</text:p>
          </table:table-cell>
          <table:table-cell office:value-type="string">
            <text:p>!!!!!!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Urząd Miasta Rzeszowa , Rzeszów ul. Rynek 1 nr konta PKO BP : 53 1240 6960 3873 1004 0006 04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843.041666667">
            <text:p>41843,041666667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lo_pgnig</text:p>
          </table:table-cell>
          <table:table-cell office:value-type="float" office:value="41841.041666667">
            <text:p>41841,041666667</text:p>
          </table:table-cell>
          <table:table-cell office:value-type="string">
            <text:p>FV nr 310/F/FB/9297/07/14 odbiorca nr 7281155</text:p>
          </table:table-cell>
          <table:table-cell office:value-type="string">
            <text:p>!!!!!!!!!!!!!!!!!!!!!!!!!!!!</text:p>
          </table:table-cell>
          <table:table-cell office:value-type="float" office:value="110.53">
            <text:p>110,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855.041666667">
            <text:p>41855,041666667</text:p>
          </table:table-cell>
          <table:table-cell table:number-columns-repeated="3"/>
          <table:table-cell office:value-type="float" office:value="110.53">
            <text:p>110,5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k21_czynsz</text:p>
          </table:table-cell>
          <table:table-cell office:value-type="float" office:value="41816.041666667">
            <text:p>41816,041666667</text:p>
          </table:table-cell>
          <table:table-cell office:value-type="string">
            <text:p>zaległość do 26.06.2014 (tu trzeba sprawdzić na portalu)</text:p>
          </table:table-cell>
          <table:table-cell office:value-type="string">
            <text:p>!!!!!!!!!!!!!!!!!!!!!!!!!</text:p>
          </table:table-cell>
          <table:table-cell office:value-type="float" office:value="753.5">
            <text:p>753,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876.041666667">
            <text:p>41876,041666667</text:p>
          </table:table-cell>
          <table:table-cell table:number-columns-repeated="3"/>
          <table:table-cell office:value-type="float" office:value="2132.24">
            <text:p>2132,24</text:p>
          </table:table-cell>
          <table:table-cell office:value-type="string">
            <text:p>wyrownane do konca sierpnia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k17_czynsz</text:p>
          </table:table-cell>
          <table:table-cell office:value-type="float" office:value="41816.041666667">
            <text:p>41816,041666667</text:p>
          </table:table-cell>
          <table:table-cell office:value-type="string">
            <text:p>zaległości chyba 2 m-ce</text:p>
          </table:table-cell>
          <table:table-cell/>
          <table:table-cell office:value-type="float" office:value="1100">
            <text:p>11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876.041666667">
            <text:p>41876,041666667</text:p>
          </table:table-cell>
          <table:table-cell table:number-columns-repeated="3"/>
          <table:table-cell office:value-type="float" office:value="1650">
            <text:p>1650</text:p>
          </table:table-cell>
          <table:table-cell office:value-type="string">
            <text:p>wyrownane do k 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-bokRWE </text:p>
          </table:table-cell>
          <table:table-cell/>
          <table:table-cell office:value-type="string">
            <text:p>do zapłaty 2,61!!!!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1834.041666667">
            <text:p>41834,041666667</text:p>
          </table:table-cell>
          <table:table-cell table:number-columns-repeated="3"/>
          <table:table-cell office:value-type="float" office:value="15.14">
            <text:p>15,14</text:p>
          </table:table-cell>
          <table:table-cell office:value-type="string">
            <text:p>wyrównane do konca lipca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o_play</text:p>
          </table:table-cell>
          <table:table-cell office:value-type="float" office:value="41856.041666667">
            <text:p>41856,041666667</text:p>
          </table:table-cell>
          <table:table-cell office:value-type="string">
            <text:p>F/30832182/07/14</text:p>
          </table:table-cell>
          <table:table-cell office:value-type="string">
            <text:p>!!!!!!!!!!!!!!!!!!!!</text:p>
          </table:table-cell>
          <table:table-cell office:value-type="float" office:value="66">
            <text:p>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868.041666667">
            <text:p>41868,041666667</text:p>
          </table:table-cell>
          <table:table-cell table:number-columns-repeated="3"/>
          <table:table-cell office:value-type="float" office:value="66">
            <text:p>6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lo_pge</text:p>
          </table:table-cell>
          <table:table-cell office:value-type="float" office:value="41856.041666667">
            <text:p>41856,041666667</text:p>
          </table:table-cell>
          <table:table-cell office:value-type="string">
            <text:p>/KTR/ 19 002 85 99, FV nr E736244005</text:p>
          </table:table-cell>
          <table:table-cell office:value-type="string">
            <text:p>!!!!!!!!!!!!!!!!!!!!!!</text:p>
          </table:table-cell>
          <table:table-cell office:value-type="float" office:value="160.71">
            <text:p>160,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868.041666667">
            <text:p>41868,041666667</text:p>
          </table:table-cell>
          <table:table-cell table:number-columns-repeated="3"/>
          <table:table-cell office:value-type="float" office:value="160.71">
            <text:p>160,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lowicza_orange</text:p>
          </table:table-cell>
          <table:table-cell office:value-type="float" office:value="41871.041666667">
            <text:p>41871,041666667</text:p>
          </table:table-cell>
          <table:table-cell office:value-type="string">
            <text:p>Faktura VAT nr FRZ91398352/005/14</text:p>
          </table:table-cell>
          <table:table-cell/>
          <table:table-cell office:value-type="float" office:value="99.07">
            <text:p>99,07</text:p>
          </table:table-cell>
          <table:table-cell/>
          <table:table-cell office:value-type="string">
            <text:p>z konta Fundacji zapłacić !!!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868.041666667">
            <text:p>41868,041666667</text:p>
          </table:table-cell>
          <table:table-cell table:number-columns-repeated="3"/>
          <table:table-cell office:value-type="float" office:value="99.07">
            <text:p>99,07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ZUS </text:p>
          </table:table-cell>
          <table:table-cell office:value-type="float" office:value="41862.041666667">
            <text:p>41862,041666667</text:p>
          </table:table-cell>
          <table:table-cell office:value-type="string">
            <text:p>konto 51 (ubezpieczenie społeczne):  148,43 zł</text:p>
          </table:table-cell>
          <table:table-cell office:value-type="string">
            <text:p>!!!!!!!!!!!!!!!!!!</text:p>
          </table:table-cell>
          <table:table-cell office:value-type="string">
            <text:p>zapłacone 11.08.201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konto 52 (ubezpieczenie zdrowotne):  270,40 zł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     Termin płatności: 11.08.2014 r. 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k21_multim</text:p>
          </table:table-cell>
          <table:table-cell office:value-type="float" office:value="41882.041666667">
            <text:p>41882,041666667</text:p>
          </table:table-cell>
          <table:table-cell office:value-type="string">
            <text:p>FVT/MMP/00614220/0814</text:p>
          </table:table-cell>
          <table:table-cell/>
          <table:table-cell office:value-type="float" office:value="68">
            <text:p>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884.041666667">
            <text:p>41884,041666667</text:p>
          </table:table-cell>
          <table:table-cell table:number-columns-repeated="3"/>
          <table:table-cell office:value-type="float" office:value="68">
            <text:p>6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lo_smieci</text:p>
          </table:table-cell>
          <table:table-cell office:value-type="float" office:value="41865.041666667">
            <text:p>41865,041666667</text:p>
          </table:table-cell>
          <table:table-cell office:value-type="string">
            <text:p>Tytuł wpłaty: Bisz Renata ul. Słowicza 13 Rzeszów opłata za wywóz śmieci - 08-2014, kod 60457, id ODK04Z</text:p>
          </table:table-cell>
          <table:table-cell office:value-type="string">
            <text:p>!!!!!!!!!!!!!!!!!!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Urząd Miasta Rzeszowa , Rzeszów ul. Rynek 1 nr konta PKO BP : 53 1240 6960 3873 1004 0006 04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868.041666667">
            <text:p>41868,041666667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enata_play</text:p>
          </table:table-cell>
          <table:table-cell office:value-type="float" office:value="41869.041666667">
            <text:p>41869,041666667</text:p>
          </table:table-cell>
          <table:table-cell office:value-type="string">
            <text:p>F/10415960/08/14</text:p>
          </table:table-cell>
          <table:table-cell/>
          <table:table-cell office:value-type="float" office:value="79.57">
            <text:p>79,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875.041666667">
            <text:p>41875,041666667</text:p>
          </table:table-cell>
          <table:table-cell table:number-columns-repeated="3"/>
          <table:table-cell office:value-type="float" office:value="79.57">
            <text:p>79,57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k17_rwe</text:p>
          </table:table-cell>
          <table:table-cell office:value-type="float" office:value="41830.041666667">
            <text:p>41830,041666667</text:p>
          </table:table-cell>
          <table:table-cell office:value-type="string">
            <text:p>Prognoza zużycia nr 221011191134</text:p>
          </table:table-cell>
          <table:table-cell/>
          <table:table-cell office:value-type="float" office:value="118.91">
            <text:p>118,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875.041666667">
            <text:p>41875,041666667</text:p>
          </table:table-cell>
          <table:table-cell table:number-columns-repeated="3"/>
          <table:table-cell office:value-type="float" office:value="118.91">
            <text:p>118,9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k21_pgnig</text:p>
          </table:table-cell>
          <table:table-cell office:value-type="float" office:value="41869.041666667">
            <text:p>41869,041666667</text:p>
          </table:table-cell>
          <table:table-cell office:value-type="string">
            <text:p>VFP/000959869/14</text:p>
          </table:table-cell>
          <table:table-cell/>
          <table:table-cell office:value-type="float" office:value="40.09">
            <text:p>40,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875.041666667">
            <text:p>41875,041666667</text:p>
          </table:table-cell>
          <table:table-cell table:number-columns-repeated="3"/>
          <table:table-cell office:value-type="float" office:value="40.09">
            <text:p>40,0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k17_pgnig</text:p>
          </table:table-cell>
          <table:table-cell office:value-type="float" office:value="41852.041666667">
            <text:p>41852,041666667</text:p>
          </table:table-cell>
          <table:table-cell office:value-type="string">
            <text:p>VFP/001957768/14</text:p>
          </table:table-cell>
          <table:table-cell office:value-type="string">
            <text:p>!!!!!!!!!!!!!!!!!!!!!!</text:p>
          </table:table-cell>
          <table:table-cell office:value-type="float" office:value="26.64">
            <text:p>26,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875.041666667">
            <text:p>41875,041666667</text:p>
          </table:table-cell>
          <table:table-cell table:number-columns-repeated="3"/>
          <table:table-cell office:value-type="float" office:value="26.64">
            <text:p>26,6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zwiecz_solarza</text:p>
          </table:table-cell>
          <table:table-cell office:value-type="string">
            <text:p>31.03.2014</text:p>
          </table:table-cell>
          <table:table-cell office:value-type="string">
            <text:p>9794/PRZG/2014</text:p>
          </table:table-cell>
          <table:table-cell office:value-type="float" office:value="1.71">
            <text:p>1,71</text:p>
          </table:table-cell>
          <table:table-cell table:number-columns-repeated="2"/>
          <table:table-cell office:value-type="string">
            <text:p>Pekao SA I O. Rzeszów nr konta 67 1240 1792 1111 0010 0507 4621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slo_pgnig</text:p>
          </table:table-cell>
          <table:table-cell office:value-type="float" office:value="41876.041666667">
            <text:p>41876,041666667</text:p>
          </table:table-cell>
          <table:table-cell office:value-type="string">
            <text:p>FV nr 310/F/FB/6838/08/14 odbiorca nr 7281155</text:p>
          </table:table-cell>
          <table:table-cell office:value-type="string">
            <text:p>!!!!!!!!!!!!!!!!!!!!!!!!!!!!</text:p>
          </table:table-cell>
          <table:table-cell office:value-type="float" office:value="108.39">
            <text:p>108,39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108.39">
            <text:p>108,3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lo_smieci</text:p>
          </table:table-cell>
          <table:table-cell office:value-type="float" office:value="41804.041666667">
            <text:p>41804,041666667</text:p>
          </table:table-cell>
          <table:table-cell office:value-type="string">
            <text:p>Tytuł wpłaty: Bisz Renata ul. Słowicza 13 Rzeszów opłata za wywóz śmieci - 06-2014, kod 60457, id ODK04Z</text:p>
          </table:table-cell>
          <table:table-cell office:value-type="string">
            <text:p>!!!!!!!!!!!!!!!!!!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Urząd Miasta Rzeszowa , Rzeszów ul. Rynek 1 nr konta PKO BP : 53 1240 6960 3873 1004 0006 04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875.041666667">
            <text:p>41875,041666667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firma_ksiegowa</text:p>
          </table:table-cell>
          <table:table-cell office:value-type="float" office:value="41879.041666667">
            <text:p>41879,041666667</text:p>
          </table:table-cell>
          <table:table-cell office:value-type="string">
            <text:p>FV nr FA/3/08/2014, sprzedawca TWOJE BIURO RACHUNKOWE ANETA BIELENDA</text:p>
            <text:p>35-233 RZESZÓW</text:p>
            <text:p>Nr tel.: 796-516-777</text:p>
            <text:p>LUBELSKA 29</text:p>
            <text:p>NIP: 517-020-13</text:p>
          </table:table-cell>
          <table:table-cell office:value-type="string">
            <text:p>!!!!!!!!!!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Bank: DEUTSCHE BANK PBC SA Nr rachunku: 29 1910 1048 2791 1093 1441 00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875.041666667">
            <text:p>41875,041666667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o_play</text:p>
          </table:table-cell>
          <table:table-cell office:value-type="float" office:value="41887.041666667">
            <text:p>41887,041666667</text:p>
          </table:table-cell>
          <table:table-cell office:value-type="string">
            <text:p>F/30838799/08/14</text:p>
          </table:table-cell>
          <table:table-cell/>
          <table:table-cell office:value-type="float" office:value="66">
            <text:p>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903.041666667">
            <text:p>41903,041666667</text:p>
          </table:table-cell>
          <table:table-cell table:number-columns-repeated="3"/>
          <table:table-cell office:value-type="float" office:value="66">
            <text:p>6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lo_MPWiK</text:p>
          </table:table-cell>
          <table:table-cell office:value-type="float" office:value="41866.041666667">
            <text:p>41866,041666667</text:p>
          </table:table-cell>
          <table:table-cell office:value-type="string">
            <text:p>FV 5969/EZ/08/2014</text:p>
          </table:table-cell>
          <table:table-cell/>
          <table:table-cell office:value-type="float" office:value="176">
            <text:p>176</text:p>
          </table:table-cell>
          <table:table-cell/>
          <table:table-cell office:value-type="string">
            <text:p>Tytuł: KTR 007220181 Miejskie Przedsiębiorstwo Wodociągów i Kanalizacji Sp. Z o.o. ul. Naruszewicza 18, 35-055 Rzeszów Bank Pko S.A. II o/Rzeszów nr konta: 231240209295140000039964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884.041666667">
            <text:p>41884,041666667</text:p>
          </table:table-cell>
          <table:table-cell table:number-columns-repeated="3"/>
          <table:table-cell office:value-type="float" office:value="176">
            <text:p>17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ubert_kaucja</text:p>
          </table:table-cell>
          <table:table-cell office:value-type="float" office:value="41884.041666667">
            <text:p>41884,041666667</text:p>
          </table:table-cell>
          <table:table-cell office:value-type="string">
            <text:p>kaucja liczniki</text:p>
          </table:table-cell>
          <table:table-cell/>
          <table:table-cell office:value-type="float" office:value="635">
            <text:p>6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884.041666667">
            <text:p>41884,041666667</text:p>
          </table:table-cell>
          <table:table-cell table:number-columns-repeated="3"/>
          <table:table-cell office:value-type="float" office:value="635">
            <text:p>635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renata_play</text:p>
          </table:table-cell>
          <table:table-cell office:value-type="float" office:value="41899.041666667">
            <text:p>41899,041666667</text:p>
          </table:table-cell>
          <table:table-cell office:value-type="string">
            <text:p>F/10435610/09/14</text:p>
          </table:table-cell>
          <table:table-cell/>
          <table:table-cell office:value-type="float" office:value="66.62">
            <text:p>66,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903.041666667">
            <text:p>41903,041666667</text:p>
          </table:table-cell>
          <table:table-cell table:number-columns-repeated="3"/>
          <table:table-cell office:value-type="float" office:value="66.62">
            <text:p>66,6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lowicza_orange</text:p>
          </table:table-cell>
          <table:table-cell office:value-type="float" office:value="41901.041666667">
            <text:p>41901,041666667</text:p>
          </table:table-cell>
          <table:table-cell office:value-type="string">
            <text:p>Faktura VAT nr FRZ91398352/006/14</text:p>
          </table:table-cell>
          <table:table-cell/>
          <table:table-cell office:value-type="float" office:value="99.57">
            <text:p>99,57</text:p>
          </table:table-cell>
          <table:table-cell/>
          <table:table-cell office:value-type="string">
            <text:p>z konta Fundacji zapłacić!!!!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903.041666667">
            <text:p>41903,041666667</text:p>
          </table:table-cell>
          <table:table-cell table:number-columns-repeated="3"/>
          <table:table-cell office:value-type="float" office:value="99.57">
            <text:p>99,57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k21_multim</text:p>
          </table:table-cell>
          <table:table-cell office:value-type="float" office:value="41912.041666667">
            <text:p>41912,041666667</text:p>
          </table:table-cell>
          <table:table-cell office:value-type="string">
            <text:p>FVT/MMP/00326645/0914</text:p>
          </table:table-cell>
          <table:table-cell/>
          <table:table-cell office:value-type="float" office:value="68">
            <text:p>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913.041666667">
            <text:p>41913,041666667</text:p>
          </table:table-cell>
          <table:table-cell table:number-columns-repeated="3"/>
          <table:table-cell office:value-type="float" office:value="68">
            <text:p>6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lo_smieci</text:p>
          </table:table-cell>
          <table:table-cell office:value-type="float" office:value="41896.041666667">
            <text:p>41896,041666667</text:p>
          </table:table-cell>
          <table:table-cell office:value-type="string">
            <text:p>Tytuł wpłaty: Bisz Renata ul. Słowicza 13 Rzeszów opłata za wywóz śmieci - 09-2014, kod 60457, id ODK04Z</text:p>
          </table:table-cell>
          <table:table-cell office:value-type="string">
            <text:p>!!!!!!!!!!!!!!!!!!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Urząd Miasta Rzeszowa , Rzeszów ul. Rynek 1 nr konta PKO BP : 53 1240 6960 3873 1004 0006 04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903.041666667">
            <text:p>41903,041666667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firma_ksiegowa</text:p>
          </table:table-cell>
          <table:table-cell office:value-type="float" office:value="41908.041666667">
            <text:p>41908,041666667</text:p>
          </table:table-cell>
          <table:table-cell office:value-type="string">
            <text:p>FV nr FA/5/09/2014, sprzedawca TWOJE BIURO RACHUNKOWE ANETA BIELENDA</text:p>
            <text:p>35-233 RZESZÓW</text:p>
            <text:p>Nr tel.: 796-516-777</text:p>
            <text:p>LUBELSKA 29</text:p>
            <text:p>NIP: 517-020-13</text:p>
          </table:table-cell>
          <table:table-cell office:value-type="string">
            <text:p>!!!!!!!!!!</text:p>
          </table:table-cell>
          <table:table-cell office:value-type="float" office:value="130">
            <text:p>1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913.041666667">
            <text:p>41913,041666667</text:p>
          </table:table-cell>
          <table:table-cell table:number-columns-repeated="3"/>
          <table:table-cell office:value-type="float" office:value="130">
            <text:p>13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o_play</text:p>
          </table:table-cell>
          <table:table-cell office:value-type="string">
            <text:p>06/10/2014</text:p>
          </table:table-cell>
          <table:table-cell office:value-type="string">
            <text:p>F/30668562/09/14</text:p>
          </table:table-cell>
          <table:table-cell office:value-type="string">
            <text:p>!!!!!!!</text:p>
          </table:table-cell>
          <table:table-cell office:value-type="float" office:value="66.3">
            <text:p>66,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mo_play</text:p>
          </table:table-cell>
          <table:table-cell office:value-type="float" office:value="41950">
            <text:p>41950</text:p>
          </table:table-cell>
          <table:table-cell table:number-columns-repeated="3"/>
          <table:table-cell office:value-type="float" office:value="66.3">
            <text:p>66,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lo_pgnig</text:p>
          </table:table-cell>
          <table:table-cell office:value-type="float" office:value="41904.041666667">
            <text:p>41904,041666667</text:p>
          </table:table-cell>
          <table:table-cell office:value-type="string">
            <text:p>FV nr 310/F/FB/10391/09/14 odbiorca nr 7281155</text:p>
          </table:table-cell>
          <table:table-cell office:value-type="string">
            <text:p>!!!!!!!!!!!!!!!!!!!!!!!!!!!!</text:p>
          </table:table-cell>
          <table:table-cell office:value-type="float" office:value="108.12">
            <text:p>108,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913.041666667">
            <text:p>41913,041666667</text:p>
          </table:table-cell>
          <table:table-cell table:number-columns-repeated="3"/>
          <table:table-cell office:value-type="float" office:value="108.12">
            <text:p>108,1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lo_pge</text:p>
          </table:table-cell>
          <table:table-cell office:value-type="float" office:value="41912.041666667">
            <text:p>41912,041666667</text:p>
          </table:table-cell>
          <table:table-cell office:value-type="string">
            <text:p>FV nr E736307894</text:p>
          </table:table-cell>
          <table:table-cell office:value-type="string">
            <text:p>!!!!!!!!!!!!</text:p>
          </table:table-cell>
          <table:table-cell office:value-type="float" office:value="245.06">
            <text:p>245,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913.041666667">
            <text:p>41913,041666667</text:p>
          </table:table-cell>
          <table:table-cell table:number-columns-repeated="3"/>
          <table:table-cell office:value-type="float" office:value="245.06">
            <text:p>245,0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WE_? </text:p>
          </table:table-cell>
          <table:table-cell office:value-type="float" office:value="41892.041666667">
            <text:p>41892,041666667</text:p>
          </table:table-cell>
          <table:table-cell office:value-type="string">
            <text:p>nie wiem jaki numer faktury i za które mieszkanie zaplacone nizej</text:p>
          </table:table-cell>
          <table:table-cell office:value-type="string">
            <text:p>!!!!!!!!!!!!!!!!</text:p>
          </table:table-cell>
          <table:table-cell office:value-type="float" office:value="285.5">
            <text:p>285,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rwe zaplacone nizej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RWE17</text:p>
          </table:table-cell>
          <table:table-cell/>
          <table:table-cell office:value-type="string">
            <text:p>Prognoza zużycia</text:p>
            <text:p>226004512153</text:p>
          </table:table-cell>
          <table:table-cell/>
          <table:table-cell office:value-type="float" office:value="118.91">
            <text:p>118,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913.041666667">
            <text:p>41913,041666667</text:p>
          </table:table-cell>
          <table:table-cell table:number-columns-repeated="3"/>
          <table:table-cell office:value-type="float" office:value="118.91">
            <text:p>118,91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RWE 21</text:p>
          </table:table-cell>
          <table:table-cell/>
          <table:table-cell office:value-type="string">
            <text:p>Prognoza zużycia</text:p>
            <text:p>226004666373 </text:p>
          </table:table-cell>
          <table:table-cell/>
          <table:table-cell office:value-type="float" office:value="298.03">
            <text:p>298,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913.041666667">
            <text:p>41913,041666667</text:p>
          </table:table-cell>
          <table:table-cell table:number-columns-repeated="3"/>
          <table:table-cell office:value-type="float" office:value="298.03">
            <text:p>298,0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lo-podnieruch</text:p>
          </table:table-cell>
          <table:table-cell office:value-type="float" office:value="41897.041666667">
            <text:p>41897,041666667</text:p>
          </table:table-cell>
          <table:table-cell office:value-type="string">
            <text:p>rata3</text:p>
          </table:table-cell>
          <table:table-cell office:value-type="string">
            <text:p>!!!!!!!!!!!!!!!!!</text:p>
          </table:table-cell>
          <table:table-cell office:value-type="float" office:value="82">
            <text:p>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lo-podnieruch</text:p>
          </table:table-cell>
          <table:table-cell table:number-columns-repeated="5"/>
          <table:table-cell office:value-type="string">
            <text:p>Urząd Miasta Rzeszowa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lo-podnieruch</text:p>
          </table:table-cell>
          <table:table-cell office:value-type="float" office:value="41958">
            <text:p>41958</text:p>
          </table:table-cell>
          <table:table-cell office:value-type="string">
            <text:p>rata4</text:p>
          </table:table-cell>
          <table:table-cell office:value-type="string">
            <text:p>!!!!!!!!!!!!!!!!</text:p>
          </table:table-cell>
          <table:table-cell office:value-type="float" office:value="82">
            <text:p>82</text:p>
          </table:table-cell>
          <table:table-cell/>
          <table:table-cell office:value-type="string">
            <text:p>nr konta 391240209291410018000604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914.041666667">
            <text:p>41914,041666667</text:p>
          </table:table-cell>
          <table:table-cell table:number-columns-repeated="3"/>
          <table:table-cell office:value-type="float" office:value="164">
            <text:p>16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k21_podnieruch</text:p>
          </table:table-cell>
          <table:table-cell office:value-type="float" office:value="41897.041666667">
            <text:p>41897,041666667</text:p>
          </table:table-cell>
          <table:table-cell office:value-type="string">
            <text:p>rata3</text:p>
          </table:table-cell>
          <table:table-cell/>
          <table:table-cell office:value-type="float" office:value="18">
            <text:p>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k21_podnieruch</text:p>
          </table:table-cell>
          <table:table-cell office:value-type="float" office:value="41958">
            <text:p>41958</text:p>
          </table:table-cell>
          <table:table-cell office:value-type="string">
            <text:p>rata4</text:p>
          </table:table-cell>
          <table:table-cell/>
          <table:table-cell office:value-type="float" office:value="18">
            <text:p>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914.041666667">
            <text:p>41914,041666667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k17_podnieruch</text:p>
          </table:table-cell>
          <table:table-cell office:value-type="float" office:value="41897.041666667">
            <text:p>41897,041666667</text:p>
          </table:table-cell>
          <table:table-cell office:value-type="string">
            <text:p>rata3</text:p>
          </table:table-cell>
          <table:table-cell/>
          <table:table-cell office:value-type="float" office:value="15">
            <text:p>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958">
            <text:p>41958</text:p>
          </table:table-cell>
          <table:table-cell office:value-type="string">
            <text:p>rata4</text:p>
          </table:table-cell>
          <table:table-cell/>
          <table:table-cell office:value-type="float" office:value="15">
            <text:p>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914.041666667">
            <text:p>41914,041666667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k21_multim</text:p>
          </table:table-cell>
          <table:table-cell office:value-type="float" office:value="41943">
            <text:p>41943</text:p>
          </table:table-cell>
          <table:table-cell office:value-type="string">
            <text:p>FVT/MMP/00612615/1014</text:p>
          </table:table-cell>
          <table:table-cell office:value-type="string">
            <text:p>!!!!!!!!!!!!!!!!!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!!!!!!!!!!!!!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950">
            <text:p>41950</text:p>
          </table:table-cell>
          <table:table-cell table:number-columns-repeated="3"/>
          <table:table-cell office:value-type="float" office:value="68">
            <text:p>6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lowicza_orange</text:p>
          </table:table-cell>
          <table:table-cell office:value-type="float" office:value="41932.041666667">
            <text:p>41932,041666667</text:p>
          </table:table-cell>
          <table:table-cell office:value-type="string">
            <text:p>Faktura VAT nr FRZ91398352/007/14</text:p>
          </table:table-cell>
          <table:table-cell office:value-type="string">
            <text:p>!!!!!!!!!!!!!!!!!!!!!!</text:p>
          </table:table-cell>
          <table:table-cell office:value-type="float" office:value="99.59">
            <text:p>99,59</text:p>
          </table:table-cell>
          <table:table-cell/>
          <table:table-cell office:value-type="string">
            <text:p>z konta Fundacji zapłacić!!!!!!!!!!!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950">
            <text:p>41950</text:p>
          </table:table-cell>
          <table:table-cell table:number-columns-repeated="3"/>
          <table:table-cell office:value-type="float" office:value="99.59">
            <text:p>99,5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lo_smieci</text:p>
          </table:table-cell>
          <table:table-cell office:value-type="float" office:value="41926.041666667">
            <text:p>41926,041666667</text:p>
          </table:table-cell>
          <table:table-cell office:value-type="string">
            <text:p>Tytuł wpłaty: Bisz Renata ul. Słowicza 13 Rzeszów opłata za wywóz śmieci - 10-2014, kod 60457, id ODK04Z</text:p>
          </table:table-cell>
          <table:table-cell office:value-type="string">
            <text:p>!!!!!!!!!!!!!!!!!!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Urząd Miasta Rzeszowa , Rzeszów ul. Rynek 1 nr konta PKO BP : 53 1240 6960 3873 1004 0006 04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950">
            <text:p>41950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firma_ksiegowa</text:p>
          </table:table-cell>
          <table:table-cell office:value-type="float" office:value="41902.041666667">
            <text:p>41902,041666667</text:p>
          </table:table-cell>
          <table:table-cell office:value-type="string">
            <text:p>FV nr nr FA/6/10/2014, sprzedawca TWOJE BIURO RACHUNKOWE ANETA BIELENDA</text:p>
            <text:p>35-233 RZESZÓW</text:p>
            <text:p>Nr tel.: 796-516-777</text:p>
            <text:p>LUBELSKA 29</text:p>
            <text:p>NIP: 517-020-13</text:p>
          </table:table-cell>
          <table:table-cell office:value-type="string">
            <text:p>!!!!!!!!!!!!!!</text:p>
          </table:table-cell>
          <table:table-cell office:value-type="float" office:value="199.6">
            <text:p>199,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950">
            <text:p>41950</text:p>
          </table:table-cell>
          <table:table-cell table:number-columns-repeated="3"/>
          <table:table-cell office:value-type="float" office:value="199.6">
            <text:p>199,6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mo_play</text:p>
          </table:table-cell>
          <table:table-cell office:value-type="float" office:value="41948">
            <text:p>41948</text:p>
          </table:table-cell>
          <table:table-cell office:value-type="string">
            <text:p>F/30684009/10/14</text:p>
          </table:table-cell>
          <table:table-cell/>
          <table:table-cell office:value-type="float" office:value="66">
            <text:p>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950">
            <text:p>41950</text:p>
          </table:table-cell>
          <table:table-cell table:number-columns-repeated="3"/>
          <table:table-cell office:value-type="float" office:value="66">
            <text:p>6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enata_play</text:p>
          </table:table-cell>
          <table:table-cell office:value-type="float" office:value="41929.041666667">
            <text:p>41929,041666667</text:p>
          </table:table-cell>
          <table:table-cell office:value-type="string">
            <text:p>F/10635986/10/14</text:p>
          </table:table-cell>
          <table:table-cell office:value-type="string">
            <text:p>!!!!!!!!!!!!!!!!!!!!!!!!!</text:p>
          </table:table-cell>
          <table:table-cell office:value-type="float" office:value="61.56">
            <text:p>61,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_play</text:p>
          </table:table-cell>
          <table:table-cell office:value-type="float" office:value="41950">
            <text:p>41950</text:p>
          </table:table-cell>
          <table:table-cell table:number-columns-repeated="3"/>
          <table:table-cell office:value-type="float" office:value="61.56">
            <text:p>61,56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>
            <text:p>slo_smieci</text:p>
          </table:table-cell>
          <table:table-cell office:value-type="float" office:value="41957">
            <text:p>41957</text:p>
          </table:table-cell>
          <table:table-cell office:value-type="string">
            <text:p>Tytuł wpłaty: Bisz Renata ul. Słowicza 13 Rzeszów opłata za wywóz śmieci - 11-2014, kod 60457, id ODK04Z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Urząd Miasta Rzeszowa , Rzeszów ul. Rynek 1 nr konta PKO BP : 53 1240 6960 3873 1004 0006 04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950">
            <text:p>41950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lo_pgnig</text:p>
          </table:table-cell>
          <table:table-cell office:value-type="float" office:value="41934.041666667">
            <text:p>41934,041666667</text:p>
          </table:table-cell>
          <table:table-cell office:value-type="string">
            <text:p>FV nr 310/F/FB/103307/10/14 odbiorca nr 7281155</text:p>
          </table:table-cell>
          <table:table-cell office:value-type="string">
            <text:p>!!!!!!!!!!!!!!!!!!!!!!!!!!!!</text:p>
          </table:table-cell>
          <table:table-cell office:value-type="float" office:value="108.12">
            <text:p>108,12</text:p>
          </table:table-cell>
          <table:table-cell/>
          <table:table-cell office:value-type="string">
            <text:p>!!!!!!!!!!!!!!!!!!!!!!!!!!!!!!!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950">
            <text:p>41950</text:p>
          </table:table-cell>
          <table:table-cell table:number-columns-repeated="3"/>
          <table:table-cell office:value-type="float" office:value="108.12">
            <text:p>108,1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rtima_krzysztof</text:p>
          </table:table-cell>
          <table:table-cell office:value-type="float" office:value="41950">
            <text:p>41950</text:p>
          </table:table-cell>
          <table:table-cell office:value-type="string">
            <text:p>Rachunek Krzysztof Kozak za wrzesień</text:p>
          </table:table-cell>
          <table:table-cell/>
          <table:table-cell office:value-type="float" office:value="518">
            <text:p>518</text:p>
          </table:table-cell>
          <table:table-cell/>
          <table:table-cell office:value-type="string">
            <text:p>!!!!!!!!!!!!!!!!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950">
            <text:p>41950</text:p>
          </table:table-cell>
          <table:table-cell table:number-columns-repeated="3"/>
          <table:table-cell office:value-type="float" office:value="518">
            <text:p>51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rtima_ZUS_51</text:p>
          </table:table-cell>
          <table:table-cell office:value-type="float" office:value="41953">
            <text:p>41953</text:p>
          </table:table-cell>
          <table:table-cell office:value-type="string">
            <text:p>zus za październik konto 51</text:p>
          </table:table-cell>
          <table:table-cell/>
          <table:table-cell office:value-type="float" office:value="148.43">
            <text:p>148,43</text:p>
          </table:table-cell>
          <table:table-cell/>
          <table:table-cell office:value-type="string">
            <text:p>!!!!!!!!!!!!!!!!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950">
            <text:p>41950</text:p>
          </table:table-cell>
          <table:table-cell table:number-columns-repeated="3"/>
          <table:table-cell office:value-type="float" office:value="148.43">
            <text:p>148,4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rtima_ZUS_52</text:p>
          </table:table-cell>
          <table:table-cell office:value-type="float" office:value="41953">
            <text:p>41953</text:p>
          </table:table-cell>
          <table:table-cell office:value-type="string">
            <text:p>zus za październik konto 52</text:p>
          </table:table-cell>
          <table:table-cell/>
          <table:table-cell office:value-type="float" office:value="270.4">
            <text:p>270,4</text:p>
          </table:table-cell>
          <table:table-cell/>
          <table:table-cell office:value-type="string">
            <text:p>!!!!!!!!!!!!!!!!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950">
            <text:p>41950</text:p>
          </table:table-cell>
          <table:table-cell table:number-columns-repeated="3"/>
          <table:table-cell office:value-type="float" office:value="270.4">
            <text:p>270,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k21_czynsz</text:p>
          </table:table-cell>
          <table:table-cell office:value-type="float" office:value="41936.041666667">
            <text:p>41936,041666667</text:p>
          </table:table-cell>
          <table:table-cell office:value-type="string">
            <text:p>zaległość do 25.11.2014 (tu trzeba sprawdzić na portalu)</text:p>
          </table:table-cell>
          <table:table-cell office:value-type="string">
            <text:p>!!!!!!!!!!!!!!!!!!!!!!!!!</text:p>
          </table:table-cell>
          <table:table-cell office:value-type="string">
            <text:p>1952.97zł</text:p>
          </table:table-cell>
          <table:table-cell/>
          <table:table-cell office:value-type="string">
            <text:p>w portalu sprawdzić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sk17_czynsz</text:p>
          </table:table-cell>
          <table:table-cell office:value-type="float" office:value="41930.041666667">
            <text:p>41930,041666667</text:p>
          </table:table-cell>
          <table:table-cell office:value-type="string">
            <text:p>zaległości chyba3 m-ce</text:p>
          </table:table-cell>
          <table:table-cell office:value-type="string">
            <text:p>!!!!!!!!!!!!!!!!!!</text:p>
          </table:table-cell>
          <table:table-cell office:value-type="float" office:value="1600">
            <text:p>160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slo_smieci</text:p>
          </table:table-cell>
          <table:table-cell office:value-type="float" office:value="41957">
            <text:p>41957</text:p>
          </table:table-cell>
          <table:table-cell office:value-type="string">
            <text:p>Tytuł wpłaty: Bisz Renata ul. Słowicza 13 Rzeszów opłata za wywóz śmieci - 11-2014, kod 60457, id ODK04Z</text:p>
          </table:table-cell>
          <table:table-cell office:value-type="string">
            <text:p>!!!!!!!!!!!!!!!!!!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Urząd Miasta Rzeszowa , Rzeszów ul. Rynek 1 nr konta PKO BP : 53 1240 6960 3873 1004 0006 04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972">
            <text:p>41972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firma_ksiegowa</text:p>
          </table:table-cell>
          <table:table-cell office:value-type="float" office:value="41908.041666667">
            <text:p>41908,041666667</text:p>
          </table:table-cell>
          <table:table-cell office:value-type="string">
            <text:p>FV nr nr FA/6/10/2014, sprzedawca TWOJE BIURO RACHUNKOWE ANETA BIELENDA</text:p>
            <text:p>35-233 RZESZÓW</text:p>
            <text:p>Nr tel.: 796-516-777</text:p>
            <text:p>LUBELSKA 29</text:p>
            <text:p>NIP: 517-020-13</text:p>
          </table:table-cell>
          <table:table-cell office:value-type="string">
            <text:p>!!!!!!!!!!!!!!</text:p>
          </table:table-cell>
          <table:table-cell office:value-type="float" office:value="154.6">
            <text:p>154,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972">
            <text:p>41972</text:p>
          </table:table-cell>
          <table:table-cell table:number-columns-repeated="3"/>
          <table:table-cell office:value-type="float" office:value="154.6">
            <text:p>154,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lo_pgnig</text:p>
          </table:table-cell>
          <table:table-cell office:value-type="float" office:value="41963">
            <text:p>41963</text:p>
          </table:table-cell>
          <table:table-cell office:value-type="string">
            <text:p>FV nr 310/F/FB/8240/11/14 odbiorca nr 7281155</text:p>
          </table:table-cell>
          <table:table-cell office:value-type="string">
            <text:p>!!!!!!!!!!!!!!!!!!!!!!!!!!!!</text:p>
          </table:table-cell>
          <table:table-cell office:value-type="float" office:value="116.74">
            <text:p>116,74</text:p>
          </table:table-cell>
          <table:table-cell/>
          <table:table-cell office:value-type="string">
            <text:p>!!!!!!!!!!!!!!!!!!!!!!!!!!!!!!!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972">
            <text:p>41972</text:p>
          </table:table-cell>
          <table:table-cell table:number-columns-repeated="3"/>
          <table:table-cell office:value-type="float" office:value="116.74">
            <text:p>116,7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lo_pge</text:p>
          </table:table-cell>
          <table:table-cell office:value-type="float" office:value="41969">
            <text:p>41969</text:p>
          </table:table-cell>
          <table:table-cell office:value-type="string">
            <text:p>FV nr E736360758</text:p>
          </table:table-cell>
          <table:table-cell office:value-type="string">
            <text:p>!!!!!!!!!!!!</text:p>
          </table:table-cell>
          <table:table-cell office:value-type="float" office:value="311.2">
            <text:p>311,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969">
            <text:p>41969</text:p>
          </table:table-cell>
          <table:table-cell table:number-columns-repeated="3"/>
          <table:table-cell office:value-type="float" office:value="311.2">
            <text:p>311,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lo_MPWiK</text:p>
          </table:table-cell>
          <table:table-cell office:value-type="float" office:value="41978">
            <text:p>41978</text:p>
          </table:table-cell>
          <table:table-cell office:value-type="string">
            <text:p>FV 2571/EZ/11/2014</text:p>
          </table:table-cell>
          <table:table-cell office:value-type="string">
            <text:p>!!!!!!!!!!!!!!!!!!!!</text:p>
          </table:table-cell>
          <table:table-cell office:value-type="float" office:value="283.58">
            <text:p>283,58</text:p>
          </table:table-cell>
          <table:table-cell/>
          <table:table-cell office:value-type="string">
            <text:p>Tytuł: KTR 007220181 Miejskie Przedsiębiorstwo Wodociągów i Kanalizacji Sp. Z o.o. ul. Naruszewicza 18, 35-055 Rzeszów Bank Pko S.A. II o/Rzeszów nr konta: 231240209295140000039964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2002">
            <text:p>42002</text:p>
          </table:table-cell>
          <table:table-cell table:number-columns-repeated="3"/>
          <table:table-cell office:value-type="float" office:value="283.58">
            <text:p>283,5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o_play</text:p>
          </table:table-cell>
          <table:table-cell office:value-type="float" office:value="41981">
            <text:p>41981</text:p>
          </table:table-cell>
          <table:table-cell office:value-type="string">
            <text:p>F/30608908/11/14</text:p>
          </table:table-cell>
          <table:table-cell office:value-type="string">
            <text:p>!!!!!!!!!!!!!</text:p>
          </table:table-cell>
          <table:table-cell office:value-type="float" office:value="66.75">
            <text:p>66,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2002">
            <text:p>42002</text:p>
          </table:table-cell>
          <table:table-cell table:number-columns-repeated="3"/>
          <table:table-cell office:value-type="float" office:value="66.75">
            <text:p>66,7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k21_multim</text:p>
          </table:table-cell>
          <table:table-cell office:value-type="float" office:value="41973">
            <text:p>41973</text:p>
          </table:table-cell>
          <table:table-cell office:value-type="string">
            <text:p>FVT/MMP/00419070/1114</text:p>
          </table:table-cell>
          <table:table-cell office:value-type="string">
            <text:p>!!!!!!!!!!!!!!!</text:p>
          </table:table-cell>
          <table:table-cell office:value-type="float" office:value="68">
            <text:p>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2002">
            <text:p>42002</text:p>
          </table:table-cell>
          <table:table-cell table:number-columns-repeated="3"/>
          <table:table-cell office:value-type="float" office:value="68">
            <text:p>6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k17_rwe</text:p>
          </table:table-cell>
          <table:table-cell/>
          <table:table-cell office:value-type="string">
            <text:p>sprawdzić zaległość</text:p>
          </table:table-cell>
          <table:table-cell/>
          <table:table-cell office:value-type="float" office:value="135.22">
            <text:p>135,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972">
            <text:p>41972</text:p>
          </table:table-cell>
          <table:table-cell office:value-type="string">
            <text:p>za 10 i 11</text:p>
          </table:table-cell>
          <table:table-cell table:number-columns-repeated="2"/>
          <table:table-cell office:value-type="float" office:value="135.22">
            <text:p>135,2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k21_rwe</text:p>
          </table:table-cell>
          <table:table-cell/>
          <table:table-cell office:value-type="string">
            <text:p>sprawdzić zaległość</text:p>
          </table:table-cell>
          <table:table-cell/>
          <table:table-cell office:value-type="float" office:value="298.03">
            <text:p>298,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972">
            <text:p>41972</text:p>
          </table:table-cell>
          <table:table-cell office:value-type="string">
            <text:p>za 10 i 11</text:p>
          </table:table-cell>
          <table:table-cell table:number-columns-repeated="2"/>
          <table:table-cell office:value-type="float" office:value="298.03">
            <text:p>298,0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k21_pgnig </text:p>
          </table:table-cell>
          <table:table-cell/>
          <table:table-cell office:value-type="string">
            <text:p>sprawdzić</text:p>
          </table:table-cell>
          <table:table-cell office:value-type="string">
            <text:p>!!!!!!!!!!!!!!</text:p>
          </table:table-cell>
          <table:table-cell office:value-type="string">
            <text:p>???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sk17_pgnig</text:p>
          </table:table-cell>
          <table:table-cell/>
          <table:table-cell office:value-type="string">
            <text:p>sprawdzic zaległość</text:p>
          </table:table-cell>
          <table:table-cell office:value-type="string">
            <text:p>!!!!!!!!!!!!!!!!!!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re_play</text:p>
          </table:table-cell>
          <table:table-cell office:value-type="float" office:value="41960">
            <text:p>41960</text:p>
          </table:table-cell>
          <table:table-cell office:value-type="string">
            <text:p>F/11028803/11/14</text:p>
          </table:table-cell>
          <table:table-cell office:value-type="string">
            <text:p>!!!!!</text:p>
          </table:table-cell>
          <table:table-cell office:value-type="float" office:value="70.1">
            <text:p>70,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972">
            <text:p>41972</text:p>
          </table:table-cell>
          <table:table-cell table:number-columns-repeated="3"/>
          <table:table-cell office:value-type="float" office:value="70.1">
            <text:p>70,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lowicza_orange</text:p>
          </table:table-cell>
          <table:table-cell office:value-type="float" office:value="41963">
            <text:p>41963</text:p>
          </table:table-cell>
          <table:table-cell office:value-type="string">
            <text:p>Faktura VAT nr FRZ91398352/008/14</text:p>
          </table:table-cell>
          <table:table-cell office:value-type="string">
            <text:p>!!!!!!!!!!!!!!!!!!!!!!!!!!!!!!!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z konta fundacji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980">
            <text:p>41980</text:p>
          </table:table-cell>
          <table:table-cell table:number-columns-repeated="3"/>
          <table:table-cell office:value-type="float" office:value="99">
            <text:p>9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lowicza_orange</text:p>
          </table:table-cell>
          <table:table-cell office:value-type="float" office:value="41992">
            <text:p>41992</text:p>
          </table:table-cell>
          <table:table-cell office:value-type="string">
            <text:p>Faktura VAT nr FRZ91398352/009/14</text:p>
          </table:table-cell>
          <table:table-cell/>
          <table:table-cell office:value-type="float" office:value="99.64">
            <text:p>99,64</text:p>
          </table:table-cell>
          <table:table-cell/>
          <table:table-cell office:value-type="string">
            <text:p>z konta fundacji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2002">
            <text:p>42002</text:p>
          </table:table-cell>
          <table:table-cell table:number-columns-repeated="3"/>
          <table:table-cell office:value-type="float" office:value="99.64">
            <text:p>99,6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virtima_ZUS_51</text:p>
          </table:table-cell>
          <table:table-cell office:value-type="string">
            <text:p>T2014-12-10</text:p>
          </table:table-cell>
          <table:table-cell office:value-type="string">
            <text:p>Tzus za listopad konto 51</text:p>
          </table:table-cell>
          <table:table-cell office:value-type="string">
            <text:p>T</text:p>
          </table:table-cell>
          <table:table-cell office:value-type="string">
            <text:p>T148,43</text:p>
          </table:table-cell>
          <table:table-cell office:value-type="string">
            <text:p>T</text:p>
          </table:table-cell>
          <table:table-cell office:value-type="string">
            <text:p>T!!!!!!!!!!!!!!!!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982">
            <text:p>41982</text:p>
          </table:table-cell>
          <table:table-cell table:number-columns-repeated="3"/>
          <table:table-cell office:value-type="float" office:value="148.43">
            <text:p>148,4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rtima_ZUS_52</text:p>
          </table:table-cell>
          <table:table-cell office:value-type="float" office:value="41983">
            <text:p>41983</text:p>
          </table:table-cell>
          <table:table-cell office:value-type="string">
            <text:p>zus za listopad konto 52</text:p>
          </table:table-cell>
          <table:table-cell/>
          <table:table-cell office:value-type="float" office:value="270.4">
            <text:p>270,4</text:p>
          </table:table-cell>
          <table:table-cell/>
          <table:table-cell office:value-type="string">
            <text:p>!!!!!!!!!!!!!!!!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982">
            <text:p>41982</text:p>
          </table:table-cell>
          <table:table-cell table:number-columns-repeated="3"/>
          <table:table-cell office:value-type="float" office:value="270.4">
            <text:p>270,4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virtima_pit4</text:p>
          </table:table-cell>
          <table:table-cell office:value-type="float" office:value="41995">
            <text:p>41995</text:p>
          </table:table-cell>
          <table:table-cell office:value-type="string">
            <text:p>pit od wynagrodzeń za listopad </text:p>
          </table:table-cell>
          <table:table-cell table:number-columns-repeated="2"/>
          <table:table-cell office:value-type="float" office:value="52">
            <text:p>52</text:p>
          </table:table-cell>
          <table:table-cell table:number-columns-repeated="2"/>
          <table:table-cell office:value-type="string">
            <text:p>(od wynagrodzeń) wynosi:   52 zł  (termin płatności: 22.12.2014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995">
            <text:p>41995</text:p>
          </table:table-cell>
          <table:table-cell table:number-columns-repeated="2"/>
          <table:table-cell office:value-type="float" office:value="52">
            <text:p>52</text:p>
          </table:table-cell>
          <table:table-cell table:number-columns-repeated="3"/>
          <table:table-cell office:value-type="string">
            <text:p><text:s/>wynosi: 2998 zł (termin płatności: 22.12.2014) – W miesiącu 11.2014 wskoczyli Państwo na drugi próg podatkow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irtima_pit5</text:p>
          </table:table-cell>
          <table:table-cell office:value-type="float" office:value="41995">
            <text:p>41995</text:p>
          </table:table-cell>
          <table:table-cell office:value-type="string">
            <text:p>pit5</text:p>
          </table:table-cell>
          <table:table-cell table:number-columns-repeated="2"/>
          <table:table-cell office:value-type="float" office:value="2998">
            <text:p>2998</text:p>
          </table:table-cell>
          <table:table-cell table:number-columns-repeated="2"/>
          <table:table-cell office:value-type="string">
            <text:p><text:s/>wynosi: 4389 zł (termin płatności: 29.12.2014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995">
            <text:p>41995</text:p>
          </table:table-cell>
          <table:table-cell table:number-columns-repeated="2"/>
          <table:table-cell office:value-type="float" office:value="2998">
            <text:p>29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irtima_vat7</text:p>
          </table:table-cell>
          <table:table-cell office:value-type="float" office:value="42002">
            <text:p>42002</text:p>
          </table:table-cell>
          <table:table-cell office:value-type="string">
            <text:p>Vat7 za listopad</text:p>
          </table:table-cell>
          <table:table-cell office:value-type="string">
            <text:p>!!!!!!!!!!!!!!!!!!!!!</text:p>
          </table:table-cell>
          <table:table-cell/>
          <table:table-cell office:value-type="float" office:value="4389">
            <text:p>43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2002">
            <text:p>42002</text:p>
          </table:table-cell>
          <table:table-cell table:number-columns-repeated="3"/>
          <table:table-cell office:value-type="float" office:value="4389">
            <text:p>438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k21_multim</text:p>
          </table:table-cell>
          <table:table-cell office:value-type="float" office:value="42004">
            <text:p>42004</text:p>
          </table:table-cell>
          <table:table-cell office:value-type="string">
            <text:p>FVT/MMP/00605399/1214</text:p>
          </table:table-cell>
          <table:table-cell office:value-type="string">
            <text:p>!!!!!!!!!!!!!!!!!!</text:p>
          </table:table-cell>
          <table:table-cell office:value-type="float" office:value="68">
            <text:p>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643">
            <text:p>41643</text:p>
          </table:table-cell>
          <table:table-cell table:number-columns-repeated="3"/>
          <table:table-cell office:value-type="float" office:value="68">
            <text:p>6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irma_ksiegowa</text:p>
          </table:table-cell>
          <table:table-cell office:value-type="float" office:value="41992">
            <text:p>41992</text:p>
          </table:table-cell>
          <table:table-cell office:value-type="string">
            <text:p>FV nr FA/7/12/2014</text:p>
          </table:table-cell>
          <table:table-cell office:value-type="string">
            <text:p>!!!!!!!!!!!!!!!!!!!!!!</text:p>
          </table:table-cell>
          <table:table-cell/>
          <table:table-cell office:value-type="float" office:value="174.6">
            <text:p>174,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2002">
            <text:p>42002</text:p>
          </table:table-cell>
          <table:table-cell table:number-columns-repeated="3"/>
          <table:table-cell office:value-type="float" office:value="174.6">
            <text:p>174,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o_play</text:p>
          </table:table-cell>
          <table:table-cell office:value-type="float" office:value="42009">
            <text:p>42009</text:p>
          </table:table-cell>
          <table:table-cell office:value-type="string">
            <text:p>F/30711749/12/14</text:p>
          </table:table-cell>
          <table:table-cell/>
          <table:table-cell office:value-type="float" office:value="66">
            <text:p>66</text:p>
          </table:table-cell>
          <table:table-cell/>
          <table:table-cell office:value-type="string">
            <text:p>op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643">
            <text:p>41643</text:p>
          </table:table-cell>
          <table:table-cell table:number-columns-repeated="3"/>
          <table:table-cell office:value-type="float" office:value="66">
            <text:p>6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enata_play</text:p>
          </table:table-cell>
          <table:table-cell office:value-type="float" office:value="41990">
            <text:p>41990</text:p>
          </table:table-cell>
          <table:table-cell office:value-type="string">
            <text:p>F/11112445/12/14</text:p>
          </table:table-cell>
          <table:table-cell office:value-type="string">
            <text:p>!!!!!!!!!!!!!!!!!!!!!!!!!</text:p>
          </table:table-cell>
          <table:table-cell/>
          <table:table-cell office:value-type="float" office:value="67.72">
            <text:p>67,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1643">
            <text:p>41643</text:p>
          </table:table-cell>
          <table:table-cell table:number-columns-repeated="3"/>
          <table:table-cell office:value-type="float" office:value="67.72">
            <text:p>67,7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lo_pgnig</text:p>
          </table:table-cell>
          <table:table-cell office:value-type="float" office:value="41995">
            <text:p>41995</text:p>
          </table:table-cell>
          <table:table-cell office:value-type="string">
            <text:p>FV nr 310/F/FB/9936/12/14</text:p>
          </table:table-cell>
          <table:table-cell office:value-type="string">
            <text:p>!!!!!!!!!!!!!!!!!!!!!!!</text:p>
          </table:table-cell>
          <table:table-cell/>
          <table:table-cell office:value-type="float" office:value="117.76">
            <text:p>117,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1643">
            <text:p>41643</text:p>
          </table:table-cell>
          <table:table-cell table:number-columns-repeated="3"/>
          <table:table-cell office:value-type="float" office:value="117.76">
            <text:p>117,7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lo_mpwik</text:p>
          </table:table-cell>
          <table:table-cell office:value-type="float" office:value="42004">
            <text:p>42004</text:p>
          </table:table-cell>
          <table:table-cell office:value-type="string">
            <text:p>FV 2204/EZ/12/2014</text:p>
          </table:table-cell>
          <table:table-cell office:value-type="string">
            <text:p>!!!!!!!!!!!!!!!!!!!!!!!!</text:p>
          </table:table-cell>
          <table:table-cell/>
          <table:table-cell office:value-type="float" office:value="115.03">
            <text:p>115,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1643">
            <text:p>41643</text:p>
          </table:table-cell>
          <table:table-cell table:number-columns-repeated="3"/>
          <table:table-cell office:value-type="float" office:value="115.03">
            <text:p>115,0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rtima_ZUS_51</text:p>
          </table:table-cell>
          <table:table-cell office:value-type="float" office:value="42016">
            <text:p>42016</text:p>
          </table:table-cell>
          <table:table-cell office:value-type="string">
            <text:p>zus zagrudzień konto 51</text:p>
          </table:table-cell>
          <table:table-cell/>
          <table:table-cell office:value-type="float" office:value="148.43">
            <text:p>148,43</text:p>
          </table:table-cell>
          <table:table-cell/>
          <table:table-cell office:value-type="string">
            <text:p>!!!!!!!!!!!!!!!!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virtima_ZUS_52</text:p>
          </table:table-cell>
          <table:table-cell office:value-type="float" office:value="42016">
            <text:p>42016</text:p>
          </table:table-cell>
          <table:table-cell office:value-type="string">
            <text:p>zus za grudzień konto 52</text:p>
          </table:table-cell>
          <table:table-cell/>
          <table:table-cell office:value-type="float" office:value="270.4">
            <text:p>270,4</text:p>
          </table:table-cell>
          <table:table-cell/>
          <table:table-cell office:value-type="string">
            <text:p>!!!!!!!!!!!!!!!!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Nazwisko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Bisz</text:p>
          </table:table-cell>
          <table:table-cell table:number-columns-repeated="9"/>
        </table:table-row>
        <table:named-expressions/>
      </table:table>
      <table:named-expressions>
        <table:named-range table:name="nazwisko" table:base-cell-address="$'2013-12'.$D$7" table:cell-range-address="$'2013-12'.$D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16.05.2017</text:date>, <text:time>00:12:5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00:11:41.87</meta:creation-date>
    <dc:title>Untitled Spreadsheet</dc:title>
    <dc:description/>
    <dc:subject/>
    <meta:keyword/>
    <meta:generator>OpenOffice/4.1.3$Win32 OpenOffice.org_project/413m1$Build-9783</meta:generator>
    <meta:editing-duration>PT1M16S</meta:editing-duration>
    <meta:editing-cycles>2</meta:editing-cycles>
    <meta:initial-creator>M B</meta:initial-creator>
    <dc:date>2017-05-16T00:12:58.47</dc:date>
    <dc:creator>M B</dc:creator>
    <meta:document-statistic meta:table-count="1" meta:cell-count="1309" meta:object-count="0"/>
    <meta:user-defined meta:name="Company">Microsoft Corporation</meta:user-defined>
    <meta:user-defined meta:name="category"/>
  </office:meta>
</office:document-meta>
</file>